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style:style style:name="P22" style:family="paragraph" style:parent-style-name="Text_20_body" style:list-style-name="L19"/>
    <style:style style:name="P23" style:family="paragraph" style:parent-style-name="Text_20_body" style:list-style-name="L20"/>
    <style:style style:name="P24" style:family="paragraph" style:parent-style-name="Text_20_body" style:list-style-name="L21"/>
    <style:style style:name="P25" style:family="paragraph" style:parent-style-name="Text_20_body" style:list-style-name="L22"/>
    <style:style style:name="P26" style:family="paragraph" style:parent-style-name="Text_20_body" style:list-style-name="L23"/>
    <style:style style:name="P27" style:family="paragraph" style:parent-style-name="Text_20_body" style:list-style-name="L24"/>
    <style:style style:name="P28" style:family="paragraph" style:parent-style-name="Text_20_body" style:list-style-name="L25"/>
    <style:style style:name="P29" style:family="paragraph" style:parent-style-name="Text_20_body" style:list-style-name="L26"/>
    <style:style style:name="P30" style:family="paragraph" style:parent-style-name="Text_20_body" style:list-style-name="L27"/>
    <style:style style:name="P31" style:family="paragraph" style:parent-style-name="Text_20_body" style:list-style-name="L28"/>
    <style:style style:name="P32" style:family="paragraph" style:parent-style-name="Text_20_body" style:list-style-name="L29"/>
    <style:style style:name="P33" style:family="paragraph" style:parent-style-name="Text_20_body" style:list-style-name="L30"/>
    <style:style style:name="P34" style:family="paragraph" style:parent-style-name="Text_20_body" style:list-style-name="L31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4"/>
    <style:style style:name="P38" style:family="paragraph" style:parent-style-name="Text_20_body" style:list-style-name="L35"/>
    <style:style style:name="P39" style:family="paragraph" style:parent-style-name="Text_20_body" style:list-style-name="L36"/>
    <style:style style:name="P40" style:family="paragraph" style:parent-style-name="Text_20_body" style:list-style-name="L37"/>
    <style:style style:name="P41" style:family="paragraph" style:parent-style-name="Text_20_body" style:list-style-name="L38"/>
    <style:style style:name="P42" style:family="paragraph" style:parent-style-name="Text_20_body" style:list-style-name="L39"/>
    <style:style style:name="P43" style:family="paragraph" style:parent-style-name="Text_20_body" style:list-style-name="L40"/>
    <style:style style:name="P44" style:family="paragraph" style:parent-style-name="Text_20_body" style:list-style-name="L41"/>
    <style:style style:name="P45" style:family="paragraph" style:parent-style-name="Text_20_body" style:list-style-name="L42"/>
    <style:style style:name="P46" style:family="paragraph" style:parent-style-name="Text_20_body" style:list-style-name="L43"/>
    <style:style style:name="P47" style:family="paragraph" style:parent-style-name="Text_20_body" style:list-style-name="L44"/>
    <style:style style:name="P48" style:family="paragraph" style:parent-style-name="Text_20_body" style:list-style-name="L45"/>
    <style:style style:name="P49" style:family="paragraph" style:parent-style-name="Text_20_body" style:list-style-name="L46"/>
    <style:style style:name="P50" style:family="paragraph" style:parent-style-name="Text_20_body" style:list-style-name="L47"/>
    <style:style style:name="P51" style:family="paragraph" style:parent-style-name="Text_20_body" style:list-style-name="L48"/>
    <style:style style:name="P52" style:family="paragraph" style:parent-style-name="Text_20_body" style:list-style-name="L49"/>
    <style:style style:name="P53" style:family="paragraph" style:parent-style-name="Text_20_body" style:list-style-name="L50"/>
    <style:style style:name="P54" style:family="paragraph" style:parent-style-name="Text_20_body" style:list-style-name="L51"/>
    <style:style style:name="P55" style:family="paragraph" style:parent-style-name="Text_20_body" style:list-style-name="L52"/>
    <style:style style:name="P56" style:family="paragraph" style:parent-style-name="Text_20_body" style:list-style-name="L53"/>
    <style:style style:name="P57" style:family="paragraph" style:parent-style-name="Text_20_body" style:list-style-name="L54"/>
    <style:style style:name="P58" style:family="paragraph" style:parent-style-name="Text_20_body" style:list-style-name="L55"/>
    <style:style style:name="P59" style:family="paragraph" style:parent-style-name="Text_20_body" style:list-style-name="L56"/>
    <style:style style:name="P60" style:family="paragraph" style:parent-style-name="Text_20_body" style:list-style-name="L57"/>
    <style:style style:name="P61" style:family="paragraph" style:parent-style-name="Text_20_body" style:list-style-name="L58"/>
    <style:style style:name="P62" style:family="paragraph" style:parent-style-name="Text_20_body" style:list-style-name="L59"/>
    <style:style style:name="P63" style:family="paragraph" style:parent-style-name="Text_20_body" style:list-style-name="L60"/>
    <style:style style:name="P64" style:family="paragraph" style:parent-style-name="Text_20_body" style:list-style-name="L61"/>
    <style:style style:name="P65" style:family="paragraph" style:parent-style-name="Text_20_body" style:list-style-name="L62"/>
    <style:style style:name="P66" style:family="paragraph" style:parent-style-name="Text_20_body" style:list-style-name="L63"/>
    <style:style style:name="P67" style:family="paragraph" style:parent-style-name="Text_20_body" style:list-style-name="L64"/>
    <style:style style:name="P68" style:family="paragraph" style:parent-style-name="Text_20_body" style:list-style-name="L65"/>
    <style:style style:name="P69" style:family="paragraph" style:parent-style-name="Text_20_body" style:list-style-name="L66"/>
    <style:style style:name="P70" style:family="paragraph" style:parent-style-name="Text_20_body" style:list-style-name="L67"/>
    <style:style style:name="P71" style:family="paragraph" style:parent-style-name="Text_20_body" style:list-style-name="L68"/>
    <style:style style:name="P72" style:family="paragraph" style:parent-style-name="Text_20_body" style:list-style-name="L69"/>
    <style:style style:name="P73" style:family="paragraph" style:parent-style-name="Text_20_body" style:list-style-name="L70"/>
    <style:style style:name="P74" style:family="paragraph" style:parent-style-name="Text_20_body" style:list-style-name="L71"/>
    <style:style style:name="P75" style:family="paragraph" style:parent-style-name="Text_20_body" style:list-style-name="L72"/>
    <style:style style:name="P76" style:family="paragraph" style:parent-style-name="Text_20_body" style:list-style-name="L73"/>
    <style:style style:name="P77" style:family="paragraph" style:parent-style-name="Text_20_body" style:list-style-name="L74"/>
    <style:style style:name="P78" style:family="paragraph" style:parent-style-name="Text_20_body" style:list-style-name="L75"/>
    <style:style style:name="P79" style:family="paragraph" style:parent-style-name="Text_20_body" style:list-style-name="L76"/>
    <style:style style:name="P80" style:family="paragraph" style:parent-style-name="Text_20_body" style:list-style-name="L77"/>
    <style:style style:name="P81" style:family="paragraph" style:parent-style-name="Text_20_body" style:list-style-name="L78"/>
    <style:style style:name="P82" style:family="paragraph" style:parent-style-name="Text_20_body" style:list-style-name="L79"/>
    <style:style style:name="P83" style:family="paragraph" style:parent-style-name="Text_20_body" style:list-style-name="L80"/>
    <style:style style:name="P84" style:family="paragraph" style:parent-style-name="Text_20_body" style:list-style-name="L81"/>
    <style:style style:name="P85" style:family="paragraph" style:parent-style-name="Text_20_body" style:list-style-name="L82"/>
    <style:style style:name="P86" style:family="paragraph" style:parent-style-name="Text_20_body" style:list-style-name="L83"/>
    <style:style style:name="P87" style:family="paragraph" style:parent-style-name="Text_20_body" style:list-style-name="L84"/>
    <style:style style:name="P88" style:family="paragraph" style:parent-style-name="Text_20_body" style:list-style-name="L85"/>
    <style:style style:name="P89" style:family="paragraph" style:parent-style-name="Text_20_body" style:list-style-name="L86"/>
    <style:style style:name="P90" style:family="paragraph" style:parent-style-name="Text_20_body" style:list-style-name="L87"/>
    <style:style style:name="P91" style:family="paragraph" style:parent-style-name="Text_20_body" style:list-style-name="L88"/>
    <style:style style:name="P92" style:family="paragraph" style:parent-style-name="Text_20_body" style:list-style-name="L89"/>
    <style:style style:name="P93" style:family="paragraph" style:parent-style-name="Text_20_body" style:list-style-name="L90"/>
    <style:style style:name="P94" style:family="paragraph" style:parent-style-name="Text_20_body" style:list-style-name="L91"/>
    <style:style style:name="P95" style:family="paragraph" style:parent-style-name="Text_20_body" style:list-style-name="L92"/>
    <style:style style:name="P96" style:family="paragraph" style:parent-style-name="Text_20_body" style:list-style-name="L93"/>
    <style:style style:name="P97" style:family="paragraph" style:parent-style-name="Text_20_body" style:list-style-name="L94"/>
    <style:style style:name="P98" style:family="paragraph" style:parent-style-name="Text_20_body" style:list-style-name="L95"/>
    <style:style style:name="P99" style:family="paragraph" style:parent-style-name="Text_20_body" style:list-style-name="L96"/>
    <style:style style:name="P100" style:family="paragraph" style:parent-style-name="Text_20_body" style:list-style-name="L97"/>
    <style:style style:name="P101" style:family="paragraph" style:parent-style-name="Text_20_body" style:list-style-name="L98"/>
    <style:style style:name="P102" style:family="paragraph" style:parent-style-name="Text_20_body" style:list-style-name="L99"/>
    <style:style style:name="P103" style:family="paragraph" style:parent-style-name="Text_20_body" style:list-style-name="L100"/>
    <style:style style:name="P104" style:family="paragraph" style:parent-style-name="Text_20_body" style:list-style-name="L101"/>
    <style:style style:name="P105" style:family="paragraph" style:parent-style-name="Text_20_body" style:list-style-name="L102"/>
    <style:style style:name="P106" style:family="paragraph" style:parent-style-name="Text_20_body" style:list-style-name="L103"/>
    <style:style style:name="P107" style:family="paragraph" style:parent-style-name="Text_20_body" style:list-style-name="L104"/>
    <style:style style:name="P108" style:family="paragraph" style:parent-style-name="Text_20_body" style:list-style-name="L105"/>
    <style:style style:name="P109" style:family="paragraph" style:parent-style-name="Text_20_body" style:list-style-name="L106"/>
    <style:style style:name="P110" style:family="paragraph" style:parent-style-name="Text_20_body" style:list-style-name="L107"/>
    <style:style style:name="P111" style:family="paragraph" style:parent-style-name="Text_20_body" style:list-style-name="L108"/>
    <style:style style:name="P112" style:family="paragraph" style:parent-style-name="Text_20_body" style:list-style-name="L109"/>
    <style:style style:name="P113" style:family="paragraph" style:parent-style-name="Text_20_body" style:list-style-name="L110"/>
    <style:style style:name="P114" style:family="paragraph" style:parent-style-name="Text_20_body" style:list-style-name="L111"/>
    <style:style style:name="P115" style:family="paragraph" style:parent-style-name="Text_20_body" style:list-style-name="L112"/>
    <style:style style:name="P116" style:family="paragraph" style:parent-style-name="Text_20_body" style:list-style-name="L113"/>
    <style:style style:name="P117" style:family="paragraph" style:parent-style-name="Text_20_body" style:list-style-name="L114"/>
    <style:style style:name="P118" style:family="paragraph" style:parent-style-name="Text_20_body" style:list-style-name="L115"/>
    <style:style style:name="P119" style:family="paragraph" style:parent-style-name="Text_20_body" style:list-style-name="L116"/>
    <style:style style:name="P120" style:family="paragraph" style:parent-style-name="Text_20_body" style:list-style-name="L117"/>
    <style:style style:name="P121" style:family="paragraph" style:parent-style-name="Text_20_body" style:list-style-name="L118"/>
    <style:style style:name="P122" style:family="paragraph" style:parent-style-name="Text_20_body" style:list-style-name="L119"/>
    <style:style style:name="P123" style:family="paragraph" style:parent-style-name="Text_20_body" style:list-style-name="L120"/>
    <style:style style:name="P124" style:family="paragraph" style:parent-style-name="Text_20_body" style:list-style-name="L121"/>
    <style:style style:name="P125" style:family="paragraph" style:parent-style-name="Text_20_body" style:list-style-name="L122"/>
    <style:style style:name="P126" style:family="paragraph" style:parent-style-name="Text_20_body" style:list-style-name="L123"/>
    <style:style style:name="P127" style:family="paragraph" style:parent-style-name="Text_20_body" style:list-style-name="L124"/>
    <style:style style:name="P128" style:family="paragraph" style:parent-style-name="Text_20_body" style:list-style-name="L125"/>
    <style:style style:name="P129" style:family="paragraph" style:parent-style-name="Text_20_body" style:list-style-name="L126"/>
    <style:style style:name="P130" style:family="paragraph" style:parent-style-name="Text_20_body" style:list-style-name="L127"/>
    <style:style style:name="P131" style:family="paragraph" style:parent-style-name="Text_20_body" style:list-style-name="L128"/>
    <style:style style:name="P132" style:family="paragraph" style:parent-style-name="Text_20_body" style:list-style-name="L129"/>
    <style:style style:name="P133" style:family="paragraph" style:parent-style-name="Text_20_body" style:list-style-name="L130"/>
    <style:style style:name="P134" style:family="paragraph" style:parent-style-name="Text_20_body" style:list-style-name="L131"/>
    <style:style style:name="P135" style:family="paragraph" style:parent-style-name="Text_20_body" style:list-style-name="L132"/>
    <style:style style:name="P136" style:family="paragraph" style:parent-style-name="Text_20_body" style:list-style-name="L133"/>
    <style:style style:name="P137" style:family="paragraph" style:parent-style-name="Text_20_body" style:list-style-name="L134"/>
    <style:style style:name="P138" style:family="paragraph" style:parent-style-name="Text_20_body" style:list-style-name="L135"/>
    <style:style style:name="P139" style:family="paragraph" style:parent-style-name="Text_20_body" style:list-style-name="L136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urante la <text:span text:style-name="Strong_20_Emphasis">nucleosíntesis primordial</text:span>, la interacción entre protones, neutrones y leptones se describe mediante interacciones débiles y electromagnéticas. Las teorías efectivas tipo SQE modelan cómo las condiciones iniciales del universo (campo inflatón, curvatura, acoplamientos de gauge) determinan las tasas de reacción y la evolución térmica, afectando la formación de elementos ligeros como el hidrógeno, helio y litio.</text:p>
      <text:p text:style-name="Text_20_body">Te presento ahora una versión <text:span text:style-name="Strong_20_Emphasis">organizada por capas</text:span> del lagrangiano en el contexto de una teoría efectiva como <text:span text:style-name="Strong_20_Emphasis">SQE</text:span>, mostrando cómo se introduce la física relevante <text:span text:style-name="Strong_20_Emphasis">desde el nivel fundamental cuántico</text:span> hasta la <text:span text:style-name="Strong_20_Emphasis">nucleosíntesis</text:span>. Esta estructura te ayudará a visualizar cómo el lagrangiano va incorporando distintos sectores físicos, <text:span text:style-name="Strong_20_Emphasis">capa por capa</text:span>, de lo más fundamental a lo emergente:</text:p>
      <text:p text:style-name="Text_20_body">Tienes toda la razón al señalar que en la <text:span text:style-name="Strong_20_Emphasis">fase cero del universo primordial</text:span> —antes de que se forme la geometría clásica del espacio-tiempo— <text:span text:style-name="Strong_20_Emphasis">la gravedad no es un campo dinámico clásico todavía</text:span>, sino que estamos en un régimen <text:span text:style-name="Strong_20_Emphasis">pre-geométrico</text:span>, donde las <text:span text:style-name="Strong_20_Emphasis">constantes fundamentales</text:span> como ℏ,c,G\hbar, c, Gℏ,c,G (o combinaciones como MPlM_\text{Pl}MPl​) definen escalas, pero no necesariamente campos activos en un lagrangiano clásico.</text:p>
      <text:p text:style-name="Text_20_body">Vamos a replantear el enfoque, respetando tu marco:</text:p>
      <text:p text:style-name="Text_20_body">Vamos a construir, paso a paso, un <text:span text:style-name="Strong_20_Emphasis">lenguaje lagrangiano coherente con la física cuántica del universo primitivo</text:span>, <text:span text:style-name="Strong_20_Emphasis">sin gravedad dinámica al inicio</text:span>, hasta llegar al <text:span text:style-name="Strong_20_Emphasis">primer núcleo estable de helio (He-4)</text:span> durante la <text:span text:style-name="Strong_20_Emphasis">nucleosíntesis primordial</text:span>.</text:p>
      <text:h text:style-name="Heading_20_2" text:outline-level="2"><text:span text:style-name="Strong_20_Emphasis"/></text:h>
      <text:h text:style-name="Heading_20_1" text:outline-level="1"><text:span text:style-name="Strong_20_Emphasis">Lagrangiano Evolutivo Acumulativo: Desde el Universo Primordial hasta la Conciencia Planetaria</text:span></text:h>
      <text:p text:style-name="Horizontal_20_Line"/>
      <text:h text:style-name="Heading_20_2" text:outline-level="2">FASE 0: Estado Cuántico Primordial — Sin Espacio-Tiempo Dinámico</text:h>
      <text:p text:style-name="Text_20_body"><text:span text:style-name="Strong_20_Emphasis">Hipótesis:</text:span><text:line-break/>No existe una métrica dinámica del espacio-tiempo; solo constantes fundamentales y campos cuánticos sobre un fondo plano sin estructura causal clásica.</text:p>
      <text:p text:style-name="Text_20_body"><text:span text:style-name="Strong_20_Emphasis">Constantes fundamentales:</text:span></text:p>
      <text:list xml:id="list3570322205860248859" text:style-name="L1">
        <text:list-item>
          <text:p text:style-name="P4">ℏ (h-barra): constante de Planck reducida</text:p>
        </text:list-item>
        <text:list-item>
          <text:p text:style-name="P4">c: velocidad de la luz</text:p>
        </text:list-item>
        <text:list-item>
          <text:p text:style-name="P4">e: carga del electrón</text:p>
        </text:list-item>
        <text:list-item>
          <text:p text:style-name="P4">me: masa del electrón</text:p>
        </text:list-item>
        <text:list-item>
          <text:p text:style-name="P4">mp: masa del protón</text:p>
        </text:list-item>
        <text:list-item>
          <text:p text:style-name="P4">α (constante de estructura fina) = e² / (4 π ℏ c)</text:p>
        </text:list-item>
      </text:list>
      <text:p text:style-name="Text_20_body"><text:span text:style-name="Strong_20_Emphasis">Campos:</text:span></text:p>
      <text:list xml:id="list7775928004061942774" text:style-name="L2">
        <text:list-item>
          <text:p text:style-name="P5">e(x): campo del electrón</text:p>
        </text:list-item>
        <text:list-item>
          <text:p text:style-name="P5"><text:soft-page-break/>p(x): campo del protón</text:p>
        </text:list-item>
        <text:list-item>
          <text:p text:style-name="P5">A_mu(x): campo electromagnético</text:p>
        </text:list-item>
        <text:list-item>
          <text:p text:style-name="P5">F_mu_nu = ∂_μ A_ν - ∂_ν A_μ: tensor del campo electromagnético</text:p>
        </text:list-item>
      </text:list>
      <text:p text:style-name="Text_20_body"><text:span text:style-name="Strong_20_Emphasis">Lagrangiano:</text:span><text:line-break/>L0 = ē (i γ^μ ∂_μ − me) e + p̄ (i γ^μ ∂_μ − mp) p − (1/4) F_μν F^μν − e A_μ (ē γ^μ e − p̄ γ^μ p)</text:p>
      <text:p text:style-name="Text_20_body"><text:span text:style-name="Strong_20_Emphasis">Emergencia:</text:span><text:line-break/>Descripción de partículas libres y sus interacciones electromagnéticas sin gravedad.</text:p>
      <text:p text:style-name="Horizontal_20_Line"/>
      <text:h text:style-name="Heading_20_2" text:outline-level="2">FASE 1: Aparición de Neutrones y Neutrinos — Interacciones Débiles</text:h>
      <text:p text:style-name="Text_20_body"><text:span text:style-name="Strong_20_Emphasis">Hipótesis:</text:span><text:line-break/>Se incorporan interacciones débiles que permiten equilibrio entre neutrones y protones.</text:p>
      <text:p text:style-name="Text_20_body"><text:span text:style-name="Strong_20_Emphasis">Campos:</text:span></text:p>
      <text:list xml:id="list7539352358479514456" text:style-name="L3">
        <text:list-item>
          <text:p text:style-name="P6">n(x): campo del neutrón</text:p>
        </text:list-item>
        <text:list-item>
          <text:p text:style-name="P6">ν_e(x): campo del neutrino electrónico</text:p>
        </text:list-item>
        <text:list-item>
          <text:p text:style-name="P6">Bosones W⁺ y W⁻ (campos mediadores)</text:p>
        </text:list-item>
      </text:list>
      <text:p text:style-name="Text_20_body"><text:span text:style-name="Strong_20_Emphasis">Lagrangiano (término efectivo Fermi):</text:span><text:line-break/>L_débil = − (G_F / √2) [p̄ γ^μ (1 − γ^5) n][ē γ_μ (1 − γ^5) ν_e] + conjugado hermítico</text:p>
      <text:p text:style-name="Text_20_body"><text:span text:style-name="Strong_20_Emphasis">Emergencia:</text:span><text:line-break/>Procesos como n ↔ p + e⁻ + ν̄_e, equilibrio químico protón-neutrón.</text:p>
      <text:p text:style-name="Horizontal_20_Line"/>
      <text:h text:style-name="Heading_20_2" text:outline-level="2">FASE 2: Decaimiento de Neutrones y Congelamiento Térmico</text:h>
      <text:p text:style-name="Text_20_body"><text:span text:style-name="Strong_20_Emphasis">Hipótesis:</text:span><text:line-break/>Las interacciones decrecen con la expansión, congelando la relación n/p ≈ 1/7.</text:p>
      <text:p text:style-name="Text_20_body"><text:span text:style-name="Strong_20_Emphasis">Parámetros:</text:span></text:p>
      <text:list xml:id="list4077592507511990593" text:style-name="L4">
        <text:list-item>
          <text:p text:style-name="P7">Tiempo de vida del neutrón τ_n ≈ 880 s</text:p>
        </text:list-item>
      </text:list>
      <text:p text:style-name="Text_20_body"><text:span text:style-name="Strong_20_Emphasis">Lagrangiano:</text:span><text:line-break/>No se modifica, solo evolucionan condiciones térmicas.</text:p>
      <text:p text:style-name="Text_20_body"><text:span text:style-name="Strong_20_Emphasis">Emergencia:</text:span><text:line-break/>Congelamiento de abundancias nucleares, transición hacia nucleosíntesis.</text:p>
      <text:p text:style-name="Horizontal_20_Line"/>
      <text:h text:style-name="Heading_20_2" text:outline-level="2">FASE 3: Formación del Deuterón — Primer Núcleo Ligado</text:h>
      <text:p text:style-name="Text_20_body"><text:span text:style-name="Strong_20_Emphasis">Hipótesis:</text:span><text:line-break/>Protones y neutrones se combinan formando núcleos deuterones emitiendo fotones.</text:p>
      <text:p text:style-name="Text_20_body"><text:span text:style-name="Strong_20_Emphasis">Campos:</text:span></text:p>
      <text:list xml:id="list2125439634151401960" text:style-name="L5">
        <text:list-item>
          <text:p text:style-name="P8">D^μ(x): campo vectorial del deuterón</text:p>
        </text:list-item>
      </text:list>
      <text:p text:style-name="Text_20_body"><text:soft-page-break/><text:span text:style-name="Strong_20_Emphasis">Lagrangiano:</text:span><text:line-break/>L_pnD = g_D D^μ p̄ γ_μ n + conjugado hermítico<text:line-break/>L_Dγ = − e D^μ D^ν F_μν</text:p>
      <text:p text:style-name="Text_20_body"><text:span text:style-name="Strong_20_Emphasis">Emergencia:</text:span><text:line-break/>Formación del primer núcleo estable, liberación de energía electromagnética.</text:p>
      <text:p text:style-name="Horizontal_20_Line"/>
      <text:h text:style-name="Heading_20_2" text:outline-level="2">FASE 4: Formación del Helio-4 (He-4)</text:h>
      <text:p text:style-name="Text_20_body"><text:span text:style-name="Strong_20_Emphasis">Hipótesis:</text:span><text:line-break/>Fusión de núcleos ligeros para formar helio-4.</text:p>
      <text:p text:style-name="Text_20_body"><text:span text:style-name="Strong_20_Emphasis">Campos:</text:span></text:p>
      <text:list xml:id="list5934328825839339781" text:style-name="L6">
        <text:list-item>
          <text:p text:style-name="P9">H(x): campo escalar para He-4</text:p>
        </text:list-item>
      </text:list>
      <text:p text:style-name="Text_20_body"><text:span text:style-name="Strong_20_Emphasis">Lagrangiano:</text:span><text:line-break/>L_DDH = g_H H D D + conjugado hermítico</text:p>
      <text:p text:style-name="Text_20_body"><text:span text:style-name="Strong_20_Emphasis">Emergencia:</text:span><text:line-break/>Producción masiva de He-4, base para formación atómica estable.</text:p>
      <text:p text:style-name="Horizontal_20_Line"/>
      <text:h text:style-name="Heading_20_2" text:outline-level="2">FASES 5 a 28: Completa Nucleosíntesis y Química Primordial</text:h>
      <text:p text:style-name="Text_20_body"><text:span text:style-name="Strong_20_Emphasis">Hipótesis:</text:span><text:line-break/>Procesos nucleares complejos, formación de átomos, moléculas simples y primeros sólidos.</text:p>
      <text:p text:style-name="Text_20_body"><text:span text:style-name="Strong_20_Emphasis">Campos y términos:</text:span></text:p>
      <text:list xml:id="list3627734536690381231" text:style-name="L7">
        <text:list-item>
          <text:p text:style-name="P10">Campos de núcleos ligeros adicionales (Tritio, Helio-3)</text:p>
        </text:list-item>
        <text:list-item>
          <text:p text:style-name="P10">Campos atómicos y moleculares</text:p>
        </text:list-item>
        <text:list-item>
          <text:p text:style-name="P10">Interacciones electromagnéticas y nucleares entre ellos</text:p>
        </text:list-item>
      </text:list>
      <text:p text:style-name="Text_20_body"><text:span text:style-name="Strong_20_Emphasis">Emergencia:</text:span><text:line-break/>Formación química básica del universo, preparación para la química orgánica.</text:p>
      <text:p text:style-name="Horizontal_20_Line"/>
      <text:h text:style-name="Heading_20_2" text:outline-level="2">FASES 29 a 35: Origen y Evolución Biológica — Desde Célula hasta Autoconciencia</text:h>
      <text:p text:style-name="Text_20_body"><text:span text:style-name="Strong_20_Emphasis">Hipótesis:</text:span><text:line-break/>Aparecen campos celulares, metabólicos, genéticos y neuronales, dando origen a la vida y conciencia básica.</text:p>
      <text:p text:style-name="Text_20_body"><text:span text:style-name="Strong_20_Emphasis">Campos:</text:span></text:p>
      <text:list xml:id="list8276350381366744721" text:style-name="L8">
        <text:list-item>
          <text:p text:style-name="P11">C(x): células</text:p>
        </text:list-item>
        <text:list-item>
          <text:p text:style-name="P11">M_gen(x): material genético</text:p>
        </text:list-item>
        <text:list-item>
          <text:p text:style-name="P11">N(x): neuronas</text:p>
        </text:list-item>
        <text:list-item>
          <text:p text:style-name="P11">R(x): redes neuronales</text:p>
        </text:list-item>
        <text:list-item>
          <text:p text:style-name="P11"><text:soft-page-break/>E(x): campo emocional</text:p>
        </text:list-item>
        <text:list-item>
          <text:p text:style-name="P11">L_int(x): lenguaje interno o simbólico</text:p>
        </text:list-item>
      </text:list>
      <text:p text:style-name="Text_20_body"><text:span text:style-name="Strong_20_Emphasis">Lagrangiano:</text:span><text:line-break/>Incluye interacciones metabólicas, transmisión genética, redes neuronales y circuitos emocionales.</text:p>
      <text:p text:style-name="Text_20_body"><text:span text:style-name="Strong_20_Emphasis">Emergencia:</text:span><text:line-break/>Vida unicelular, multicelular, desarrollo de sistema nervioso y conciencia reflexiva.</text:p>
      <text:p text:style-name="Horizontal_20_Line"/>
      <text:h text:style-name="Heading_20_2" text:outline-level="2">FASES 36 a 37: Comunicación Social y Organización</text:h>
      <text:p text:style-name="Text_20_body"><text:span text:style-name="Strong_20_Emphasis">Hipótesis:</text:span><text:line-break/>Desarrollo del lenguaje natural, normas sociales, cooperación y jerarquías.</text:p>
      <text:p text:style-name="Text_20_body"><text:span text:style-name="Strong_20_Emphasis">Campos:</text:span></text:p>
      <text:list xml:id="list4448605354651635882" text:style-name="L9">
        <text:list-item>
          <text:p text:style-name="P12">L_i(x): lenguas naturales</text:p>
        </text:list-item>
        <text:list-item>
          <text:p text:style-name="P12">Φ(x): fonología</text:p>
        </text:list-item>
        <text:list-item>
          <text:p text:style-name="P12">S_ext(x): símbolos compartidos</text:p>
        </text:list-item>
        <text:list-item>
          <text:p text:style-name="P12">M_com(x): memoria colectiva</text:p>
        </text:list-item>
        <text:list-item>
          <text:p text:style-name="P12">G(x): reglas sociales</text:p>
        </text:list-item>
        <text:list-item>
          <text:p text:style-name="P12">R_soc(x): roles sociales</text:p>
        </text:list-item>
        <text:list-item>
          <text:p text:style-name="P12">P(x): prestigio social</text:p>
        </text:list-item>
      </text:list>
      <text:p text:style-name="Text_20_body"><text:span text:style-name="Strong_20_Emphasis">Lagrangiano:</text:span><text:line-break/>Incorpora externalización simbólica, reglas, funciones sociales y dinámica jerárquica.</text:p>
      <text:p text:style-name="Text_20_body"><text:span text:style-name="Strong_20_Emphasis">Emergencia:</text:span><text:line-break/>Sociedades organizadas, cultura, transmisión social del conocimiento.</text:p>
      <text:p text:style-name="Horizontal_20_Line"/>
      <text:h text:style-name="Heading_20_2" text:outline-level="2">FASES 38 a 41: Tecnología, Ciencia y Computación</text:h>
      <text:p text:style-name="Text_20_body"><text:span text:style-name="Strong_20_Emphasis">Hipótesis:</text:span><text:line-break/>Manipulación del entorno, registro externo del conocimiento, construcción de modelos científicos y automatización.</text:p>
      <text:p text:style-name="Text_20_body"><text:span text:style-name="Strong_20_Emphasis">Campos:</text:span></text:p>
      <text:list xml:id="list2933714943441273665" text:style-name="L10">
        <text:list-item>
          <text:p text:style-name="P13">T(x): herramientas</text:p>
        </text:list-item>
        <text:list-item>
          <text:p text:style-name="P13">M_tec(x): memoria tecnológica</text:p>
        </text:list-item>
        <text:list-item>
          <text:p text:style-name="P13">W(x): escritura</text:p>
        </text:list-item>
        <text:list-item>
          <text:p text:style-name="P13">M_ext(x): memoria externa</text:p>
        </text:list-item>
        <text:list-item>
          <text:p text:style-name="P13">H_s(x): hipótesis científicas</text:p>
        </text:list-item>
        <text:list-item>
          <text:p text:style-name="P13">D(x): datos experimentales</text:p>
        </text:list-item>
        <text:list-item>
          <text:p text:style-name="P13">C(x): sistemas computacionales</text:p>
        </text:list-item>
        <text:list-item>
          <text:p text:style-name="P13">A_alg(x): algoritmos</text:p>
        </text:list-item>
      </text:list>
      <text:p text:style-name="Text_20_body"><text:soft-page-break/><text:span text:style-name="Strong_20_Emphasis">Lagrangiano:</text:span><text:line-break/>Desarrolla procesos técnicos, registro, validación científica y computación simbólica.</text:p>
      <text:p text:style-name="Text_20_body"><text:span text:style-name="Strong_20_Emphasis">Emergencia:</text:span><text:line-break/>Ampliación del conocimiento, sistema científico, inteligencia artificial inicial.</text:p>
      <text:p text:style-name="Horizontal_20_Line"/>
      <text:h text:style-name="Heading_20_2" text:outline-level="2">FASE 42: Inteligencia Artificial Avanzada y Simbiosis Hombre-Máquina</text:h>
      <text:p text:style-name="Text_20_body"><text:span text:style-name="Strong_20_Emphasis">Hipótesis:</text:span><text:line-break/>Sistemas computacionales con aprendizaje avanzado y creatividad, integrándose biológicamente.</text:p>
      <text:p text:style-name="Text_20_body"><text:span text:style-name="Strong_20_Emphasis">Campos:</text:span></text:p>
      <text:list xml:id="list8223765823797802237" text:style-name="L11">
        <text:list-item>
          <text:p text:style-name="P14">IA(x): inteligencia artificial avanzada</text:p>
        </text:list-item>
        <text:list-item>
          <text:p text:style-name="P14">BCI(x): interfaces cerebro-computadora</text:p>
        </text:list-item>
        <text:list-item>
          <text:p text:style-name="P14">S_syn(x): sinergia biológica-artificial</text:p>
        </text:list-item>
      </text:list>
      <text:p text:style-name="Text_20_body"><text:span text:style-name="Strong_20_Emphasis">Lagrangiano:</text:span><text:line-break/>Modela la interacción y fusión adaptativa entre IA y biología.</text:p>
      <text:p text:style-name="Text_20_body"><text:span text:style-name="Strong_20_Emphasis">Emergencia:</text:span><text:line-break/>Conciencia híbrida, expansión exponencial del conocimiento, retos éticos.</text:p>
      <text:p text:style-name="Horizontal_20_Line"/>
      <text:h text:style-name="Heading_20_2" text:outline-level="2">FASE 43: Conciencia Planetaria y Biotecnología Global</text:h>
      <text:p text:style-name="Text_20_body"><text:span text:style-name="Strong_20_Emphasis">Hipótesis:</text:span><text:line-break/>Integración de biosfera y noósfera en un sistema autorregulado con inteligencia distribuida.</text:p>
      <text:p text:style-name="Text_20_body"><text:span text:style-name="Strong_20_Emphasis">Campos:</text:span></text:p>
      <text:list xml:id="list3215199332926878588" text:style-name="L12">
        <text:list-item>
          <text:p text:style-name="P15">Gaia(x): autorregulación ecosistémica</text:p>
        </text:list-item>
        <text:list-item>
          <text:p text:style-name="P15">Net_con(x): redes globales de comunicación</text:p>
        </text:list-item>
        <text:list-item>
          <text:p text:style-name="P15">Bio_eng(x): ingeniería genética y biotecnología</text:p>
        </text:list-item>
      </text:list>
      <text:p text:style-name="Text_20_body"><text:span text:style-name="Strong_20_Emphasis">Lagrangiano:</text:span><text:line-break/>Regula interacción entre ecosistemas, tecnologías y decisiones globales.</text:p>
      <text:p text:style-name="Text_20_body"><text:span text:style-name="Strong_20_Emphasis">Emergencia:</text:span><text:line-break/>Gestión planetaria consciente, diseño de nuevos ecosistemas, gobernanza global integrada.</text:p>
      <text:p text:style-name="Horizontal_20_Line"/>
      <text:h text:style-name="Heading_20_1" text:outline-level="1"><text:span text:style-name="Strong_20_Emphasis">Conclusión</text:span></text:h>
      <text:p text:style-name="Text_20_body">Este Lagrangiano evolutivo acumulativo describe la trayectoria desde la nada cuántica hasta la emergente conciencia planetaria, integrando física fundamental, química, biología, cognición, sociedad, tecnología y futuro posible.</text:p>
      <text:h text:style-name="P2" text:outline-level="1"><text:span text:style-name="Strong_20_Emphasis">Síntesis estructurada del Lagrangiano evolutivo acumulativo</text:span></text:h>
      <text:p text:style-name="Horizontal_20_Line"/>
      <text:h text:style-name="Heading_20_2" text:outline-level="2"><text:span text:style-name="Strong_20_Emphasis">Lagrangiano total L</text:span></text:h>
      <text:p text:style-name="Text_20_body">L = L_físico + L_nuclear + L_biológico + L_cognitivo + L_social + L_tecnológico + L_futurible</text:p>
      <text:p text:style-name="Text_20_body">Donde cada término es:</text:p>
      <text:h text:style-name="Heading_20_3" text:outline-level="3">1. L_físico (Fase 0 a 4)</text:h>
      <text:p text:style-name="Text_20_body">Constantes fundamentales, campos elementales (electrones, protones, neutrones, fotones), interacción electromagnética y débil, formación de núcleos (deuterón, helio).</text:p>
      <text:p text:style-name="Horizontal_20_Line"/>
      <text:h text:style-name="Heading_20_3" text:outline-level="3">2. L_nuclear (Fase 5 a 28)</text:h>
      <text:p text:style-name="Text_20_body">Procesos de nucleosíntesis completos, evolución térmica, química primordial, formación de átomos, moléculas básicas, estructuras físicas y químicas del universo temprano.</text:p>
      <text:p text:style-name="Horizontal_20_Line"/>
      <text:h text:style-name="Heading_20_3" text:outline-level="3">3. L_biológico (Fase 29 a 35)</text:h>
      <text:p text:style-name="Text_20_body">Desde la célula hasta la autoconciencia: campos celulares, membranas, metabolismo, genética, neuronas, redes neuronales, emociones, lenguaje interno, conciencia reflexiva.</text:p>
      <text:p text:style-name="Horizontal_20_Line"/>
      <text:h text:style-name="Heading_20_3" text:outline-level="3">4. L_social (Fase 36 a 37)</text:h>
      <text:p text:style-name="Text_20_body">Emergencia de lenguaje colectivo, normas, cooperación, estructura social, jerarquías, memoria cultural.</text:p>
      <text:p text:style-name="Horizontal_20_Line"/>
      <text:h text:style-name="Heading_20_3" text:outline-level="3">5. L_tecnológico (Fase 38 a 41)</text:h>
      <text:p text:style-name="Text_20_body">Herramientas, escritura, ciencia, computación simbólica y automatización, memoria externa, conocimiento sistemático, inteligencia artificial inicial.</text:p>
      <text:p text:style-name="Horizontal_20_Line"/>
      <text:h text:style-name="Heading_20_3" text:outline-level="3">6. L_futurible (Capítulo final)</text:h>
      <text:p text:style-name="Text_20_body">Campos y términos proyectados que integran inteligencia artificial avanzada, biotecnología global y conciencia planetaria.</text:p>
      <text:p text:style-name="Horizontal_20_Line"><text:span text:style-name="Strong_20_Emphasis"/></text:p>
      <text:h text:style-name="P3" text:outline-level="3"><text:span text:style-name="Strong_20_Emphasis">FASE 0: Estado cuántico primordial — sin espacio-tiempo dinámico</text:span></text:h>
      <text:p text:style-name="Text_20_body"><text:span text:style-name="Strong_20_Emphasis">Hipótesis:</text:span></text:p>
      <text:p text:style-name="Text_20_body">Todavía no existe una métrica dinámica del espacio-tiempo. Solo hay constantes fundamentales y campos cuánticos sobre un fondo plano (o casi plano), sin estructura causal clásica.</text:p>
      <text:p text:style-name="Text_20_body"><text:span text:style-name="Strong_20_Emphasis">Constantes y parámetros fundamentales:</text:span></text:p>
      <text:list xml:id="list6435794854945899325" text:style-name="L13">
        <text:list-item>
          <text:p text:style-name="P16">ℏ (h-barra): constante de Planck reducida</text:p>
        </text:list-item>
        <text:list-item>
          <text:p text:style-name="P16">c: velocidad de la luz</text:p>
        </text:list-item>
        <text:list-item>
          <text:p text:style-name="P16">e: carga del electrón</text:p>
        </text:list-item>
        <text:list-item>
          <text:p text:style-name="P16">me: masa del electrón</text:p>
        </text:list-item>
        <text:list-item>
          <text:p text:style-name="P16">mp: masa del protón</text:p>
        </text:list-item>
        <text:list-item>
          <text:p text:style-name="P16">α = e² / (4π ℏ c): constante de estructura fina</text:p>
        </text:list-item>
      </text:list>
      <text:p text:style-name="Text_20_body"><text:span text:style-name="Strong_20_Emphasis">Lagrangiano base (sin gravedad, solo electromagnetismo y fermiones):</text:span></text:p>
      <text:p text:style-name="Text_20_body">L0 = ē (i γ^μ ∂_μ − me) e + p̄ (i γ^μ ∂_μ − mp) p − (1/4) F_μν F^μν − e A_μ (ē γ^μ e − p̄ γ^μ p)</text:p>
      <text:p text:style-name="Text_20_body"><text:span text:style-name="Strong_20_Emphasis">Campos involucrados:</text:span></text:p>
      <text:list xml:id="list8858754142714268491" text:style-name="L14">
        <text:list-item>
          <text:p text:style-name="P17">e(x): campo del electrón</text:p>
        </text:list-item>
        <text:list-item>
          <text:p text:style-name="P17">p(x): campo del protón</text:p>
        </text:list-item>
        <text:list-item>
          <text:p text:style-name="P17">A_μ: campo electromagnético</text:p>
        </text:list-item>
        <text:list-item>
          <text:p text:style-name="P17">F_μν = ∂_μ A_ν − ∂_ν A_μ: tensor de campo electromagnético</text:p>
        </text:list-item>
      </text:list>
      <text:p text:style-name="Text_20_body">Este lagrangiano describe partículas libres (electrón y protón) y su interacción mediante el electromagnetismo.</text:p>
      <text:p text:style-name="Horizontal_20_Line"/>
      <text:h text:style-name="Heading_20_3" text:outline-level="3">FASE 1: Aparición de neutrones y neutrinos (vía interacciones débiles)</text:h>
      <text:p text:style-name="Text_20_body">Se incorporan las interacciones débiles, fundamentales para mantener el equilibrio entre neutrones y protones.</text:p>
      <text:p text:style-name="Text_20_body"><text:span text:style-name="Strong_20_Emphasis">Nuevos campos:</text:span></text:p>
      <text:list xml:id="list1545625050315039198" text:style-name="L15">
        <text:list-item>
          <text:p text:style-name="P18">n(x): campo del neutrón</text:p>
        </text:list-item>
        <text:list-item>
          <text:p text:style-name="P18">ν_e(x): campo del neutrino electrónico</text:p>
        </text:list-item>
        <text:list-item>
          <text:p text:style-name="P18">Interacciones mediadas por bosones W⁺ y W⁻</text:p>
        </text:list-item>
      </text:list>
      <text:p text:style-name="Text_20_body"><text:span text:style-name="Strong_20_Emphasis">Término efectivo de interacción débil (Fermi):</text:span></text:p>
      <text:p text:style-name="Text_20_body">L_débil = − (G_F / √2) [p̄ γ^μ (1 − γ^5) n] [ē γ_μ (1 − γ^5) ν_e] + h.c.</text:p>
      <text:p text:style-name="Text_20_body">Esto describe procesos como:</text:p>
      <text:p text:style-name="Text_20_body">n ↔ p + e⁻ + ν̄_e</text:p>
      <text:p text:style-name="Text_20_body">Es decir, un neutrón puede convertirse en un protón, un electrón y un antineutrino electrónico, y viceversa. Esto permite establecer un equilibrio químico entre protones y neutrones.</text:p>
      <text:p text:style-name="Horizontal_20_Line"/>
      <text:h text:style-name="Heading_20_3" text:outline-level="3"><text:soft-page-break/>FASE 2: Decaimiento de neutrones y congelamiento térmico</text:h>
      <text:p text:style-name="Text_20_body">Al descender la temperatura:</text:p>
      <text:list xml:id="list2939134512062142580" text:style-name="L16">
        <text:list-item>
          <text:p text:style-name="P19">Las tasas de interacción bajan y quedan por debajo del ritmo de expansión del universo.</text:p>
        </text:list-item>
        <text:list-item>
          <text:p text:style-name="P19">Aunque aún no se incluye la gravedad de forma explícita, se considera la evolución térmica.</text:p>
        </text:list-item>
        <text:list-item>
          <text:p text:style-name="P19">La relación entre neutrones y protones se congela en aproximadamente n/p ≈ 1/7.</text:p>
        </text:list-item>
      </text:list>
      <text:p text:style-name="Text_20_body"><text:span text:style-name="Strong_20_Emphasis">Decaimiento del neutrón:</text:span></text:p>
      <text:p text:style-name="Text_20_body">τ_n ≈ 880 segundos ⇒ n → p + e⁻ + ν̄_e</text:p>
      <text:p text:style-name="Text_20_body">El lagrangiano no cambia durante esta etapa, pero sí lo hacen las condiciones térmicas y la composición del plasma.</text:p>
      <text:p text:style-name="Horizontal_20_Line"/>
      <text:h text:style-name="Heading_20_3" text:outline-level="3">FASE 3: Formación del deuterón — primer núcleo ligado</text:h>
      <text:p text:style-name="Text_20_body"><text:span text:style-name="Strong_20_Emphasis">Primera reacción nuclear significativa:</text:span></text:p>
      <text:p text:style-name="Text_20_body">p + n → D + γ</text:p>
      <text:p text:style-name="Text_20_body">Aquí, D representa el deuterón, un núcleo formado por un protón y un neutrón ligados.</text:p>
      <text:p text:style-name="Text_20_body"><text:span text:style-name="Strong_20_Emphasis">Término lagrangiano efectivo para la formación del deuterón (acoplamiento nuclear fuerte):</text:span></text:p>
      <text:p text:style-name="Text_20_body">L_pnD = g_D D^μ p̄ γ_μ n + h.c.</text:p>
      <text:p text:style-name="Text_20_body"><text:span text:style-name="Strong_20_Emphasis">Campos involucrados:</text:span></text:p>
      <text:list xml:id="list3345774148119652547" text:style-name="L17">
        <text:list-item>
          <text:p text:style-name="P20">D^μ: campo vectorial del deuterón</text:p>
        </text:list-item>
        <text:list-item>
          <text:p text:style-name="P20">g_D: constante de acoplamiento, determinada experimentalmente</text:p>
        </text:list-item>
      </text:list>
      <text:p text:style-name="Text_20_body"><text:span text:style-name="Strong_20_Emphasis">Término adicional para la interacción con el campo electromagnético (emisión de fotón):</text:span></text:p>
      <text:p text:style-name="Text_20_body">L_Dγ = − e D^μ D^ν F_μν</text:p>
      <text:p text:style-name="Text_20_body">Esto permite describir la emisión del fotón en el proceso de formación del deuterón.</text:p>
      <text:p text:style-name="Horizontal_20_Line"/>
      <text:h text:style-name="Heading_20_3" text:outline-level="3">FASE 4: Formación del Helio-4 (He-4)</text:h>
      <text:p text:style-name="Text_20_body"><text:span text:style-name="Strong_20_Emphasis">Reacción principal:</text:span></text:p>
      <text:p text:style-name="Text_20_body">D + D → He⁴ + γ</text:p>
      <text:p text:style-name="Text_20_body"><text:span text:style-name="Strong_20_Emphasis">Otras vías posibles:</text:span></text:p>
      <text:list xml:id="list3873743638127262828" text:style-name="L18">
        <text:list-item>
          <text:p text:style-name="P21">D + T → He⁴ + n</text:p>
        </text:list-item>
        <text:list-item>
          <text:p text:style-name="P21">D + ³He → He⁴ + p</text:p>
        </text:list-item>
      </text:list>
      <text:p text:style-name="Text_20_body"><text:span text:style-name="Strong_20_Emphasis">Modelo efectivo simplificado:</text:span><text:line-break/>Se introduce un campo escalar H para representar el núcleo de helio.</text:p>
      <text:p text:style-name="Text_20_body"><text:span text:style-name="Strong_20_Emphasis">Término lagrangiano efectivo para esta fusión:</text:span></text:p>
      <text:p text:style-name="Text_20_body">L_DDH = g_H H D D + h.c.</text:p>
      <text:p text:style-name="Text_20_body">Aquí:</text:p>
      <text:list xml:id="list3940606040037193066" text:style-name="L19">
        <text:list-item>
          <text:p text:style-name="P22">H: campo escalar del núcleo de helio-4</text:p>
        </text:list-item>
        <text:list-item>
          <text:p text:style-name="P22"><text:soft-page-break/>g_H: constante de acoplamiento nuclear, ajustada a partir de datos experimentales</text:p>
        </text:list-item>
      </text:list>
      <text:p text:style-name="Horizontal_20_Line"/>
      <text:h text:style-name="Heading_20_3" text:outline-level="3">Resumen del lagrangiano total hasta la formación de He-4</text:h>
      <text:p text:style-name="Text_20_body">L = L0 + L_débil + L_pnD + L_Dγ + L_DDH</text:p>
      <text:p text:style-name="Text_20_body">Cada parte representa:</text:p>
      <text:list xml:id="list5749733703604135339" text:style-name="L20">
        <text:list-item>
          <text:p text:style-name="P23"><text:span text:style-name="Strong_20_Emphasis">L0</text:span>: partículas libres (electrones, protones) e interacción electromagnética</text:p>
        </text:list-item>
        <text:list-item>
          <text:p text:style-name="P23"><text:span text:style-name="Strong_20_Emphasis">L_débil</text:span>: interacción débil responsable de transiciones entre protones y neutrones</text:p>
        </text:list-item>
        <text:list-item>
          <text:p text:style-name="P23"><text:span text:style-name="Strong_20_Emphasis">L_pnD</text:span>: formación del deuterón (protón + neutrón)</text:p>
        </text:list-item>
        <text:list-item>
          <text:p text:style-name="P23"><text:span text:style-name="Strong_20_Emphasis">L_Dγ</text:span>: emisión de fotón al formarse el deuterón</text:p>
        </text:list-item>
        <text:list-item>
          <text:p text:style-name="P23"><text:span text:style-name="Strong_20_Emphasis">L_DDH</text:span>: fusión de deuterones para formar helio-4</text:p>
        </text:list-item>
      </text:list>
      <text:p text:style-name="Horizontal_20_Line"/>
      <text:h text:style-name="Heading_20_2" text:outline-level="2"><text:span text:style-name="Strong_20_Emphasis">FASE 5: Introducción de simetrías de gauge fundamentales</text:span></text:h>
      <text:p text:style-name="Text_20_body"><text:span text:style-name="Strong_20_Emphasis">Hipótesis:</text:span></text:p>
      <text:p text:style-name="Text_20_body">El universo ha evolucionado hacia una fase donde el espacio-tiempo clásico emerge y las interacciones fundamentales se describen mediante simetrías gauge locales. Se introduce el marco del modelo estándar.</text:p>
      <text:p text:style-name="Text_20_body"><text:span text:style-name="Strong_20_Emphasis">Grupo gauge relevante (electrodébil):</text:span></text:p>
      <text:p text:style-name="Text_20_body">SU(2)_L × U(1)_Y → U(1)_EM</text:p>
      <text:p text:style-name="Text_20_body"><text:span text:style-name="Strong_20_Emphasis">Campos involucrados (resumen mínimo):</text:span></text:p>
      <text:list xml:id="list6571796327969225056" text:style-name="L21">
        <text:list-item>
          <text:p text:style-name="P24">e_L(x), ν_eL(x): doblete de SU(2)_L (electrón y neutrino zurdo)</text:p>
        </text:list-item>
        <text:list-item>
          <text:p text:style-name="P24">e_R(x): singlete (electrón diestro)</text:p>
        </text:list-item>
        <text:list-item>
          <text:p text:style-name="P24">q_L(x): doblete de quarks (u_L, d_L)</text:p>
        </text:list-item>
        <text:list-item>
          <text:p text:style-name="P24">u_R(x), d_R(x): quarks diestros</text:p>
        </text:list-item>
        <text:list-item>
          <text:p text:style-name="P24">H(x): doblete de Higgs</text:p>
        </text:list-item>
        <text:list-item>
          <text:p text:style-name="P24">W^a_μ(x): campos gauge de SU(2)_L</text:p>
        </text:list-item>
        <text:list-item>
          <text:p text:style-name="P24">B_μ(x): campo gauge de U(1)_Y</text:p>
        </text:list-item>
      </text:list>
      <text:p text:style-name="Text_20_body"><text:span text:style-name="Strong_20_Emphasis">Lagrangiano gauge simplificado:</text:span></text:p>
      <text:p text:style-name="Text_20_body">L_gauge = - (1/4) W^a_μν W^{aμν} - (1/4) B_μν B^{μν} + |D_μ H|^2 - V(H)</text:p>
      <text:p text:style-name="Text_20_body">Donde:</text:p>
      <text:list xml:id="list178644840170696380" text:style-name="L22">
        <text:list-item>
          <text:p text:style-name="P25">W^a_μν y B_μν son los tensores de campo gauge</text:p>
        </text:list-item>
        <text:list-item>
          <text:p text:style-name="P25">D_μ es la derivada covariante incluyendo los campos gauge</text:p>
        </text:list-item>
        <text:list-item>
          <text:p text:style-name="P25">V(H) = -μ² H†H + λ (H†H)² es el potencial de Higgs que induce la ruptura de simetría</text:p>
        </text:list-item>
      </text:list>
      <text:p text:style-name="Text_20_body"><text:span text:style-name="Strong_20_Emphasis">Acoplamientos de Yukawa (generación de masas):</text:span></text:p>
      <text:p text:style-name="Text_20_body">L_Yukawa = - y_e (L̄ H e_R) - y_u (q̄ H̃ u_R) - y_d (q̄ H d_R) + h.c.</text:p>
      <text:p text:style-name="Text_20_body">Donde:</text:p>
      <text:list xml:id="list1917790607519587132" text:style-name="L23">
        <text:list-item>
          <text:p text:style-name="P26"><text:soft-page-break/>L = (ν_eL, e_L), q = (u_L, d_L)</text:p>
        </text:list-item>
        <text:list-item>
          <text:p text:style-name="P26">H̃ es el conjugado de Higgs: H̃ = i σ_2 H*</text:p>
        </text:list-item>
        <text:list-item>
          <text:p text:style-name="P26">y_e, y_u, y_d son las constantes de acoplamiento de Yukawa</text:p>
        </text:list-item>
      </text:list>
      <text:p text:style-name="Text_20_body"><text:span text:style-name="Strong_20_Emphasis">Resultado:</text:span></text:p>
      <text:p text:style-name="Text_20_body">La ruptura espontánea de simetría SU(2)_L × U(1)_Y → U(1)_EM genera:</text:p>
      <text:list xml:id="list6426221120850804017" text:style-name="L24">
        <text:list-item>
          <text:p text:style-name="P27">Masas para W⁺, W⁻ y Z</text:p>
        </text:list-item>
        <text:list-item>
          <text:p text:style-name="P27">El fotón A_μ como combinación ortogonal sin masa</text:p>
        </text:list-item>
        <text:list-item>
          <text:p text:style-name="P27">Masas efectivas para electrones y quarks vía Yukawa</text:p>
        </text:list-item>
      </text:list>
      <text:p text:style-name="Horizontal_20_Line"/>
      <text:h text:style-name="Heading_20_2" text:outline-level="2"><text:span text:style-name="Strong_20_Emphasis">FASE 6: Nucleosíntesis ligera extendida (hasta litio-7)</text:span></text:h>
      <text:p text:style-name="Text_20_body"><text:span text:style-name="Strong_20_Emphasis">Hipótesis:</text:span></text:p>
      <text:p text:style-name="Text_20_body">A medida que baja la temperatura, las reacciones nucleares entre deuterones, tritio y helio-3 dan lugar a núcleos más pesados como helio-4, litio-6 y litio-7.</text:p>
      <text:p text:style-name="Text_20_body"><text:span text:style-name="Strong_20_Emphasis">Reacciones clave:</text:span></text:p>
      <text:list xml:id="list8677570711096752386" text:style-name="L25">
        <text:list-item>
          <text:p text:style-name="P28">D + D → T + p</text:p>
        </text:list-item>
        <text:list-item>
          <text:p text:style-name="P28">D + D → He3 + n</text:p>
        </text:list-item>
        <text:list-item>
          <text:p text:style-name="P28">T + D → He4 + n</text:p>
        </text:list-item>
        <text:list-item>
          <text:p text:style-name="P28">He3 + D → He4 + p</text:p>
        </text:list-item>
        <text:list-item>
          <text:p text:style-name="P28">He3 + T → Li6 + γ</text:p>
        </text:list-item>
        <text:list-item>
          <text:p text:style-name="P28">He4 + T → Li7 + γ</text:p>
        </text:list-item>
      </text:list>
      <text:p text:style-name="Text_20_body"><text:span text:style-name="Strong_20_Emphasis">Campos nuevos:</text:span></text:p>
      <text:list xml:id="list2607575318954791154" text:style-name="L26">
        <text:list-item>
          <text:p text:style-name="P29">T(x): campo escalar del tritio</text:p>
        </text:list-item>
        <text:list-item>
          <text:p text:style-name="P29">He3(x): campo escalar del helio-3</text:p>
        </text:list-item>
        <text:list-item>
          <text:p text:style-name="P29">Li6(x), Li7(x): campos escalares efectivos para los núcleos de litio</text:p>
        </text:list-item>
      </text:list>
      <text:p text:style-name="Text_20_body"><text:span text:style-name="Strong_20_Emphasis">Términos lagrangianos efectivos (modelo fenomenológico):</text:span></text:p>
      <text:p text:style-name="Text_20_body">L_Tritio = g_T T D D + h.c.</text:p>
      <text:p text:style-name="Text_20_body">L_He3 = g_He3 He3 D D + h.c.</text:p>
      <text:p text:style-name="Text_20_body">L_Li6 = g_Li6 Li6 T He3 + h.c.</text:p>
      <text:p text:style-name="Text_20_body">L_Li7 = g_Li7 Li7 T He4 + h.c.</text:p>
      <text:p text:style-name="Text_20_body"><text:span text:style-name="Strong_20_Emphasis">Resumen del lagrangiano total hasta el litio:</text:span></text:p>
      <text:p text:style-name="Text_20_body">L_total = L0 + L_débil + L_gauge + L_Yukawa + L_pnD + L_Dγ + L_DDH + L_Tritio + L_He3 + L_Li6 + L_Li7</text:p>
      <text:p text:style-name="Horizontal_20_Line"/>
      <text:h text:style-name="Heading_20_2" text:outline-level="2"><text:soft-page-break/><text:span text:style-name="Strong_20_Emphasis">FASE 7: Introducción de la capa biológica (post-nucleosíntesis)</text:span></text:h>
      <text:p text:style-name="Text_20_body"><text:span text:style-name="Strong_20_Emphasis">Hipótesis:</text:span></text:p>
      <text:p text:style-name="Text_20_body">Tras la nucleosíntesis, el universo forma átomos, moléculas y eventualmente estructuras vivas. Proponemos una descripción efectiva basada en campos colectivos y dinámicas autoorganizativas.</text:p>
      <text:p text:style-name="Text_20_body"><text:span text:style-name="Strong_20_Emphasis">Campos efectivos:</text:span></text:p>
      <text:list xml:id="list9017528659384020789" text:style-name="L27">
        <text:list-item>
          <text:p text:style-name="P30">Ψ_i(x): representa diferentes componentes moleculares (aminoácidos, nucleótidos, lípidos)</text:p>
        </text:list-item>
        <text:list-item>
          <text:p text:style-name="P30">Φ_env(x): representa campos ambientales (radiación, temperatura, fuentes energéticas)</text:p>
        </text:list-item>
      </text:list>
      <text:p text:style-name="Text_20_body"><text:span text:style-name="Strong_20_Emphasis">Interacciones:</text:span></text:p>
      <text:p text:style-name="Text_20_body">L_bio = ∑_i [ Ψ̄_i (i γ^μ ∂<text:span text:style-name="Emphasis">μ - m_i) Ψ_i ] + ∑</text:span>{ijk} λ_ijk Ψ_i Ψ_j Φ_k + h.c.</text:p>
      <text:p text:style-name="Text_20_body">Aquí:</text:p>
      <text:list xml:id="list1719116260662386734" text:style-name="L28">
        <text:list-item>
          <text:p text:style-name="P31">λ_ijk: coeficientes de interacción catalítica entre componentes moleculares</text:p>
        </text:list-item>
        <text:list-item>
          <text:p text:style-name="P31">El término representa reacciones químicas y procesos de autoorganización prebióticos</text:p>
        </text:list-item>
      </text:list>
      <text:p text:style-name="Text_20_body"><text:span text:style-name="Strong_20_Emphasis">Extensión dinámica:</text:span></text:p>
      <text:p text:style-name="Text_20_body">También se pueden representar evoluciones temporales fuera del equilibrio:</text:p>
      <text:p text:style-name="Text_20_body">dΨ_i/dt = f_i(Ψ, T, Φ_env) + η_i(t)</text:p>
      <text:list xml:id="list1224403342689059705" text:style-name="L29">
        <text:list-item>
          <text:p text:style-name="P32">f_i: función no lineal que describe procesos de replicación, metabolismo o autorreparación</text:p>
        </text:list-item>
        <text:list-item>
          <text:p text:style-name="P32">η_i(t): ruido térmico o cuántico ambiental</text:p>
        </text:list-item>
      </text:list>
      <text:p text:style-name="Horizontal_20_Line"/>
      <text:h text:style-name="Heading_20_2" text:outline-level="2"><text:span text:style-name="Strong_20_Emphasis">FASE 8: Formación de moléculas orgánicas simples (química prebiótica)</text:span></text:h>
      <text:p text:style-name="Text_20_body"><text:span text:style-name="Strong_20_Emphasis">Hipótesis:</text:span></text:p>
      <text:p text:style-name="Text_20_body">En ambientes ricos en hidrógeno, carbono, nitrógeno, oxígeno y fósforo, bajo condiciones energéticas favorables (rayos UV, relámpagos, fuentes hidrotermales), se forman moléculas orgánicas simples como aminoácidos, ácidos grasos y nucleótidos.</text:p>
      <text:p text:style-name="Text_20_body"><text:span text:style-name="Strong_20_Emphasis">Campos efectivos:</text:span></text:p>
      <text:list xml:id="list4804262517264051346" text:style-name="L30">
        <text:list-item>
          <text:p text:style-name="P33">Ψ_AA(x): campo escalar para aminoácidos</text:p>
        </text:list-item>
        <text:list-item>
          <text:p text:style-name="P33">Ψ_L(x): campo escalar para lípidos</text:p>
        </text:list-item>
        <text:list-item>
          <text:p text:style-name="P33">Ψ_N(x): campo escalar para nucleótidos</text:p>
        </text:list-item>
        <text:list-item>
          <text:p text:style-name="P33">Φ_env(x): campo efectivo para la fuente de energía (fotones UV, calor, choques)</text:p>
        </text:list-item>
      </text:list>
      <text:p text:style-name="Text_20_body"><text:span text:style-name="Strong_20_Emphasis">Interacciones catalíticas y energéticas:</text:span></text:p>
      <text:p text:style-name="Text_20_body">L_prebio = ∑_i Ψ̄_i (i ∂^μ ∂<text:span text:style-name="Emphasis">μ - m_i²) Ψ_i<text:line-break/>      + ∑</text:span>{ijk} λ_ijk Ψ_i Ψ_j Φ_env + h.c.</text:p>
      <text:p text:style-name="Text_20_body">Donde:</text:p>
      <text:list xml:id="list4665800412961045073" text:style-name="L31">
        <text:list-item>
          <text:p text:style-name="P34">m_i: masas efectivas de los precursores químicos</text:p>
        </text:list-item>
        <text:list-item>
          <text:p text:style-name="P34">λ_ijk: acoplamientos que representan reacciones inducidas energéticamente</text:p>
        </text:list-item>
        <text:list-item>
          <text:p text:style-name="P34"><text:soft-page-break/>Ejemplos: síntesis de alanina, timina, ácidos grasos saturados</text:p>
        </text:list-item>
      </text:list>
      <text:p text:style-name="Horizontal_20_Line"/>
      <text:h text:style-name="Heading_20_2" text:outline-level="2"><text:span text:style-name="Strong_20_Emphasis">FASE 9: Autoensamblaje molecular y formación de protocélulas</text:span></text:h>
      <text:p text:style-name="Text_20_body"><text:span text:style-name="Strong_20_Emphasis">Hipótesis:</text:span></text:p>
      <text:p text:style-name="Text_20_body">Moléculas orgánicas se autoorganizan por fuerzas hidrofóbicas, enlaces de hidrógeno y estructuras espontáneas, dando lugar a:</text:p>
      <text:list xml:id="list6370857513515747329" text:style-name="L32">
        <text:list-item>
          <text:p text:style-name="P35">Bicapa lipídica (membrana)</text:p>
        </text:list-item>
        <text:list-item>
          <text:p text:style-name="P35">Polímeros (péptidos, ARN)</text:p>
        </text:list-item>
        <text:list-item>
          <text:p text:style-name="P35">Compartimentalización</text:p>
        </text:list-item>
      </text:list>
      <text:p text:style-name="Text_20_body"><text:span text:style-name="Strong_20_Emphasis">Campos adicionales:</text:span></text:p>
      <text:list xml:id="list1739622880971966184" text:style-name="L33">
        <text:list-item>
          <text:p text:style-name="P36">M(x): campo tensorial de membrana</text:p>
        </text:list-item>
        <text:list-item>
          <text:p text:style-name="P36">R(x): campo escalar del ARN prebiótico</text:p>
        </text:list-item>
        <text:list-item>
          <text:p text:style-name="P36">C(x): campo escalar del compartimiento proto-celular</text:p>
        </text:list-item>
      </text:list>
      <text:p text:style-name="Text_20_body"><text:span text:style-name="Strong_20_Emphasis">Interacciones efectivas de autoorganización:</text:span></text:p>
      <text:p text:style-name="Text_20_body">L_proto = L_prebio<text:line-break/>    + g_L (Ψ_L Ψ_L) M<text:line-break/>    + g_P (Ψ_AA Ψ_AA) R<text:line-break/>    + g_C (M R Ψ_N) C + h.c.</text:p>
      <text:p text:style-name="Text_20_body">Donde:</text:p>
      <text:list xml:id="list8465085407634680389" text:style-name="L34">
        <text:list-item>
          <text:p text:style-name="P37">g_L, g_P, g_C: constantes de autoensamblaje determinadas por condiciones termodinámicas</text:p>
        </text:list-item>
        <text:list-item>
          <text:p text:style-name="P37">Se modela la formación espontánea de membranas, cadenas peptídicas y sistemas encapsulados</text:p>
        </text:list-item>
      </text:list>
      <text:p text:style-name="Horizontal_20_Line"/>
      <text:h text:style-name="Heading_20_2" text:outline-level="2"><text:span text:style-name="Strong_20_Emphasis">FASE 10: Emergencia de replicación y metabolismo rudimentario</text:span></text:h>
      <text:p text:style-name="Text_20_body"><text:span text:style-name="Strong_20_Emphasis">Hipótesis:</text:span></text:p>
      <text:p text:style-name="Text_20_body">Algunos polímeros (como el ARN) desarrollan la capacidad de autorreplicarse, mientras que reacciones químicas intracelulares permiten un ciclo metabólico mínimo.</text:p>
      <text:p text:style-name="Text_20_body"><text:span text:style-name="Strong_20_Emphasis">Nuevos campos y procesos:</text:span></text:p>
      <text:list xml:id="list7682436323656191247" text:style-name="L35">
        <text:list-item>
          <text:p text:style-name="P38">R*(x): campo de ARN replicante</text:p>
        </text:list-item>
        <text:list-item>
          <text:p text:style-name="P38">M_enz(x): campo de catálisis interna (precursores de enzimas)</text:p>
        </text:list-item>
        <text:list-item>
          <text:p text:style-name="P38">Ψ_E(x): campo energético (ATP, protones)</text:p>
        </text:list-item>
      </text:list>
      <text:p text:style-name="Text_20_body"><text:span text:style-name="Strong_20_Emphasis">Lagrangiano funcional:</text:span></text:p>
      <text:p text:style-name="Text_20_body">L_replicación = R̄ (i ∂_μ ∂^μ - m_R²) R + ε R R R* + h.c.</text:p>
      <text:p text:style-name="Text_20_body"><text:soft-page-break/>L_metabolismo = g_metab M_enz Ψ_N Ψ_AA Ψ_E + h.c.</text:p>
      <text:p text:style-name="Text_20_body"><text:span text:style-name="Strong_20_Emphasis">Características:</text:span></text:p>
      <text:list xml:id="list4006592420701038875" text:style-name="L36">
        <text:list-item>
          <text:p text:style-name="P39">ε: parámetro de replicación autocatalítica</text:p>
        </text:list-item>
        <text:list-item>
          <text:p text:style-name="P39">g_metab: coeficiente de eficiencia metabólica rudimentaria</text:p>
        </text:list-item>
        <text:list-item>
          <text:p text:style-name="P39">El sistema presenta ciclos cerrados tipo autopoiesis</text:p>
        </text:list-item>
      </text:list>
      <text:p text:style-name="Horizontal_20_Line"/>
      <text:h text:style-name="Heading_20_2" text:outline-level="2"><text:span text:style-name="Strong_20_Emphasis">FASE 11: Emergencia de sistemas vivos primitivos</text:span></text:h>
      <text:p text:style-name="Text_20_body"><text:span text:style-name="Strong_20_Emphasis">Hipótesis:</text:span></text:p>
      <text:p text:style-name="Text_20_body">Cuando un sistema tiene:</text:p>
      <text:list xml:id="list4268181976764901000" text:style-name="L37">
        <text:list-item>
          <text:p text:style-name="P40">Una frontera física estable (membrana)</text:p>
        </text:list-item>
        <text:list-item>
          <text:p text:style-name="P40">Un metabolismo interno</text:p>
        </text:list-item>
        <text:list-item>
          <text:p text:style-name="P40">Capacidad de reproducción con variación</text:p>
        </text:list-item>
        <text:list-item>
          <text:p text:style-name="P40">Mecanismos de herencia (información codificada)</text:p>
        </text:list-item>
      </text:list>
      <text:p text:style-name="Text_20_body">...entonces se considera "vivo" en términos funcionales.</text:p>
      <text:p text:style-name="Text_20_body"><text:span text:style-name="Strong_20_Emphasis">Construcción efectiva del sistema autoconsistente:</text:span></text:p>
      <text:p text:style-name="Text_20_body">Campos:</text:p>
      <text:list xml:id="list2065257585686174697" text:style-name="L38">
        <text:list-item>
          <text:p text:style-name="P41">Ψ_V(x): campo funcional de la protocélula viva</text:p>
        </text:list-item>
        <text:list-item>
          <text:p text:style-name="P41">I(x): campo informacional (ARN con capacidad hereditaria)</text:p>
        </text:list-item>
        <text:list-item>
          <text:p text:style-name="P41">S_env(x): entorno selectivo (condiciones dinámicas)</text:p>
        </text:list-item>
      </text:list>
      <text:p text:style-name="Text_20_body"><text:span text:style-name="Strong_20_Emphasis">Lagrangiano completo de vida emergente:</text:span></text:p>
      <text:p text:style-name="Text_20_body">L_viva = L_proto + L_replicación + L_metabolismo<text:line-break/>    + g_H (I Ψ_V I)<text:line-break/>    + f_sel (Ψ_V I S_env) + h.c.</text:p>
      <text:p text:style-name="Text_20_body">Donde:</text:p>
      <text:list xml:id="list8869888278159558897" text:style-name="L39">
        <text:list-item>
          <text:p text:style-name="P42">g_H: interacción hereditaria que asegura transferencia de información</text:p>
        </text:list-item>
        <text:list-item>
          <text:p text:style-name="P42">f_sel: término que modela la interacción del sistema con el ambiente, introduciendo presión evolutiva (base de la selección natural)</text:p>
        </text:list-item>
      </text:list>
      <text:p text:style-name="Horizontal_20_Line"/>
      <text:h text:style-name="Heading_20_2" text:outline-level="2"><text:span text:style-name="Strong_20_Emphasis">Resumen de lagrangiano total (desde el universo primordial hasta protocélulas vivas)</text:span></text:h>
      <text:p text:style-name="Text_20_body">L_total =<text:line-break/>L0 + L_débil + L_gauge + L_Yukawa</text:p>
      <text:list xml:id="list2527132565567395728" text:style-name="L40">
        <text:list-item>
          <text:p text:style-name="P43">L_pnD + L_Dγ + L_DDH</text:p>
        </text:list-item>
        <text:list-item>
          <text:p text:style-name="P43">L_Tritio + L_He3 + L_Li6 + L_Li7</text:p>
        </text:list-item>
        <text:list-item>
          <text:p text:style-name="P43">L_prebio + L_proto + L_replicación + L_metabolismo + L_viva</text:p>
        </text:list-item>
      </text:list>
      <text:h text:style-name="Heading_20_2" text:outline-level="2"><text:soft-page-break/><text:span text:style-name="Strong_20_Emphasis">FASE 12: Transición del mundo ARN al mundo ADN-proteína</text:span></text:h>
      <text:p text:style-name="Text_20_body"><text:span text:style-name="Strong_20_Emphasis">Hipótesis:</text:span></text:p>
      <text:p text:style-name="Text_20_body">El sistema basado en ARN evoluciona hacia uno donde el almacenamiento de información se transfiere al ADN (más estable), y las funciones catalíticas se especializan en proteínas.</text:p>
      <text:p text:style-name="Text_20_body"><text:span text:style-name="Strong_20_Emphasis">Nuevos campos:</text:span></text:p>
      <text:list xml:id="list627944294485306024" text:style-name="L41">
        <text:list-item>
          <text:p text:style-name="P44">D(x): campo escalar para el ADN</text:p>
        </text:list-item>
        <text:list-item>
          <text:p text:style-name="P44">T(x): campo tensorial para la transcripción (ARN polimerasa primitiva)</text:p>
        </text:list-item>
        <text:list-item>
          <text:p text:style-name="P44">TL(x): campo tensorial para la traducción (ribosoma primitivo)</text:p>
        </text:list-item>
        <text:list-item>
          <text:p text:style-name="P44">P(x): campo escalar para proteínas emergentes</text:p>
        </text:list-item>
      </text:list>
      <text:p text:style-name="Text_20_body"><text:span text:style-name="Strong_20_Emphasis">Interacciones funcionales:</text:span></text:p>
      <text:p text:style-name="Text_20_body">L_genética =</text:p>
      <text:list xml:id="list4316272641604015" text:style-name="L42">
        <text:list-item>
          <text:p text:style-name="P45">g_T (D T R) + h.c.  (transcripción: ADN → ARN)</text:p>
        </text:list-item>
        <text:list-item>
          <text:p text:style-name="P45">g_TL (R TL P) + h.c.  (traducción: ARN → proteína)</text:p>
        </text:list-item>
      </text:list>
      <text:p text:style-name="Text_20_body"><text:span text:style-name="Strong_20_Emphasis">Resumen:</text:span></text:p>
      <text:list xml:id="list9111608168838173932" text:style-name="L43">
        <text:list-item>
          <text:p text:style-name="P46">El campo D almacena información hereditaria</text:p>
        </text:list-item>
        <text:list-item>
          <text:p text:style-name="P46">T y TL median procesos bioquímicos funcionales</text:p>
        </text:list-item>
        <text:list-item>
          <text:p text:style-name="P46">P representa las proteínas estructurales y catalíticas</text:p>
        </text:list-item>
      </text:list>
      <text:p text:style-name="Horizontal_20_Line"/>
      <text:h text:style-name="Heading_20_2" text:outline-level="2"><text:span text:style-name="Strong_20_Emphasis">FASE 13: Organización celular moderna — célula procariota</text:span></text:h>
      <text:p text:style-name="Text_20_body"><text:span text:style-name="Strong_20_Emphasis">Hipótesis:</text:span></text:p>
      <text:p text:style-name="Text_20_body">El sistema se estabiliza como una célula procariota completa, con membrana, núcleo difuso, maquinaria genética y metabolismo completo.</text:p>
      <text:p text:style-name="Text_20_body"><text:span text:style-name="Strong_20_Emphasis">Campos y componentes clave:</text:span></text:p>
      <text:list xml:id="list104495205238679031" text:style-name="L44">
        <text:list-item>
          <text:p text:style-name="P47">M(x): membrana celular</text:p>
        </text:list-item>
        <text:list-item>
          <text:p text:style-name="P47">C_cito(x): campo del citoplasma</text:p>
        </text:list-item>
        <text:list-item>
          <text:p text:style-name="P47">E(x): enzimas metabólicas</text:p>
        </text:list-item>
        <text:list-item>
          <text:p text:style-name="P47">Ribo(x): ribosoma (TL)</text:p>
        </text:list-item>
        <text:list-item>
          <text:p text:style-name="P47">Gen(x): red de genes codificantes</text:p>
        </text:list-item>
        <text:list-item>
          <text:p text:style-name="P47">ATP(x): campo escalar de energía</text:p>
        </text:list-item>
      </text:list>
      <text:p text:style-name="Text_20_body"><text:span text:style-name="Strong_20_Emphasis">Lagrangiano celular:</text:span></text:p>
      <text:p text:style-name="Text_20_body">L_procariota =</text:p>
      <text:list xml:id="list4812204838149543947" text:style-name="L45">
        <text:list-item>
          <text:p text:style-name="P48">L_genética</text:p>
        </text:list-item>
        <text:list-item>
          <text:p text:style-name="P48">∑ E_i (P_i Ψ_substrato Ψ_producto)</text:p>
        </text:list-item>
        <text:list-item>
          <text:p text:style-name="P48">g_ATP (Ψ_nutrientes → ATP → E_i)</text:p>
        </text:list-item>
        <text:list-item>
          <text:p text:style-name="P48">L_membrana + L_citoplasma + L_regulación</text:p>
        </text:list-item>
      </text:list>
      <text:p text:style-name="Text_20_body"><text:soft-page-break/><text:span text:style-name="Strong_20_Emphasis">Nota:</text:span></text:p>
      <text:p text:style-name="Text_20_body">Se integran múltiples capas de regulación genética, señalización bioquímica y flujos energéticos internos (respiración celular, gradientes de protones, etc.)</text:p>
      <text:p text:style-name="Horizontal_20_Line"/>
      <text:h text:style-name="Heading_20_2" text:outline-level="2"><text:span text:style-name="Strong_20_Emphasis">FASE 14: Dimensión informacional de la vida</text:span></text:h>
      <text:p text:style-name="Text_20_body"><text:span text:style-name="Strong_20_Emphasis">Hipótesis:</text:span></text:p>
      <text:p text:style-name="Text_20_body">La vida puede verse como un sistema procesador de información y generador de orden, actuando como estructura disipativa lejos del equilibrio.</text:p>
      <text:p text:style-name="Text_20_body"><text:span text:style-name="Strong_20_Emphasis">Campos informacionales:</text:span></text:p>
      <text:list xml:id="list3584791399245186760" text:style-name="L46">
        <text:list-item>
          <text:p text:style-name="P49">I_gen(x): campo de información genética</text:p>
        </text:list-item>
        <text:list-item>
          <text:p text:style-name="P49">I_fen(x): campo de expresión fenotípica</text:p>
        </text:list-item>
        <text:list-item>
          <text:p text:style-name="P49">R_info(x): campo de retroalimentación entre gen y entorno</text:p>
        </text:list-item>
      </text:list>
      <text:p text:style-name="Text_20_body"><text:span text:style-name="Strong_20_Emphasis">Interacciones informacionales:</text:span></text:p>
      <text:p text:style-name="Text_20_body">L_info =</text:p>
      <text:list xml:id="list3985020179330807769" text:style-name="L47">
        <text:list-item>
          <text:p text:style-name="P50">I_gen → I_fen (traducción funcional)</text:p>
        </text:list-item>
        <text:list-item>
          <text:p text:style-name="P50">I_fen ⟷ S_env (adaptación fenotípica)</text:p>
        </text:list-item>
        <text:list-item>
          <text:p text:style-name="P50">R_info (I_gen S_env → I_gen')   (evolución genética por presión ambiental)</text:p>
        </text:list-item>
      </text:list>
      <text:p text:style-name="Text_20_body"><text:span text:style-name="Strong_20_Emphasis">Significado:</text:span></text:p>
      <text:list xml:id="list4760450715605116922" text:style-name="L48">
        <text:list-item>
          <text:p text:style-name="P51">Se formaliza la evolución como flujo informacional modulado por el entorno</text:p>
        </text:list-item>
        <text:list-item>
          <text:p text:style-name="P51">Introduce mecanismos de aprendizaje biológico, adaptación, y memoria evolutiva</text:p>
        </text:list-item>
      </text:list>
      <text:p text:style-name="Horizontal_20_Line"/>
      <text:h text:style-name="Heading_20_2" text:outline-level="2"><text:span text:style-name="Strong_20_Emphasis">FASE 15: Termodinámica del sistema vivo</text:span></text:h>
      <text:p text:style-name="Text_20_body"><text:span text:style-name="Strong_20_Emphasis">Hipótesis:</text:span></text:p>
      <text:p text:style-name="Text_20_body">Los seres vivos son sistemas disipativos que intercambian energía y materia con el entorno para mantener un estado de organización interna baja en entropía.</text:p>
      <text:p text:style-name="Text_20_body"><text:span text:style-name="Strong_20_Emphasis">Campos y funciones termodinámicas:</text:span></text:p>
      <text:list xml:id="list724683431244869065" text:style-name="L49">
        <text:list-item>
          <text:p text:style-name="P52">Φ_E(x): flujo de energía (entrada y disipación)</text:p>
        </text:list-item>
        <text:list-item>
          <text:p text:style-name="P52">S(x): campo escalar de entropía</text:p>
        </text:list-item>
        <text:list-item>
          <text:p text:style-name="P52">η(t): fluctuaciones térmicas y ambientales</text:p>
        </text:list-item>
      </text:list>
      <text:p text:style-name="Text_20_body"><text:span text:style-name="Strong_20_Emphasis">Lagrangiano termodinámico efectivo:</text:span></text:p>
      <text:p text:style-name="Text_20_body">L_termo =</text:p>
      <text:list xml:id="list5630956370533639701" text:style-name="L50">
        <text:list-item>
          <text:p text:style-name="P53">Φ_E Ψ_V - T S(Ψ_V)</text:p>
        </text:list-item>
        <text:list-item>
          <text:p text:style-name="P53">dΨ_V/dt = ∂L_total/∂Ψ_V + η(t)</text:p>
        </text:list-item>
      </text:list>
      <text:p text:style-name="Text_20_body"><text:span text:style-name="Strong_20_Emphasis">Interpretación:</text:span></text:p>
      <text:list xml:id="list3822284396000053479" text:style-name="L51">
        <text:list-item>
          <text:p text:style-name="P54">La vida es sostenida por una constante absorción de energía y disipación de entropía</text:p>
        </text:list-item>
        <text:list-item>
          <text:p text:style-name="P54"><text:soft-page-break/>El sistema se mantiene lejos del equilibrio gracias a Φ_E</text:p>
        </text:list-item>
        <text:list-item>
          <text:p text:style-name="P54">η(t) representa ruido externo, base de variación evolutiva</text:p>
        </text:list-item>
      </text:list>
      <text:p text:style-name="Horizontal_20_Line"/>
      <text:h text:style-name="Heading_20_2" text:outline-level="2"><text:span text:style-name="Strong_20_Emphasis">Resumen del lagrangiano total extendido hasta la célula moderna</text:span></text:h>
      <text:p text:style-name="Text_20_body">L_total =<text:line-break/>L_físico (L0 + L_débil + L_gauge + L_Yukawa)</text:p>
      <text:list xml:id="list4991357095601180447" text:style-name="L52">
        <text:list-item>
          <text:p text:style-name="P55">L_nuclear (L_pnD + L_Dγ + L_DDH + L_Tritio + ...)</text:p>
        </text:list-item>
        <text:list-item>
          <text:p text:style-name="P55">L_químico (L_prebio + L_proto + L_replicación + L_metabolismo + L_viva)</text:p>
        </text:list-item>
        <text:list-item>
          <text:p text:style-name="P55">L_biológico (L_genética + L_procariota)</text:p>
        </text:list-item>
        <text:list-item>
          <text:p text:style-name="P55">L_informacional (L_info)</text:p>
        </text:list-item>
        <text:list-item>
          <text:p text:style-name="P55">L_termodinámico (L_termo)</text:p>
        </text:list-item>
      </text:list>
      <text:p text:style-name="Horizontal_20_Line"/>
      <text:h text:style-name="Heading_20_2" text:outline-level="2"><text:span text:style-name="Strong_20_Emphasis">FASE 16: Regulación génica y redes de control intracelular</text:span></text:h>
      <text:p text:style-name="Text_20_body"><text:span text:style-name="Strong_20_Emphasis">Hipótesis:</text:span></text:p>
      <text:p text:style-name="Text_20_body">Los genes no solo se expresan, sino que su expresión es regulada dinámicamente por proteínas específicas (factores de transcripción), formando <text:span text:style-name="Strong_20_Emphasis">redes génicas</text:span> que controlan el comportamiento celular.</text:p>
      <text:p text:style-name="Text_20_body"><text:span text:style-name="Strong_20_Emphasis">Campos nuevos:</text:span></text:p>
      <text:list xml:id="list1058100569927023590" text:style-name="L53">
        <text:list-item>
          <text:p text:style-name="P56">TF(x): campo tensorial de factores de transcripción</text:p>
        </text:list-item>
        <text:list-item>
          <text:p text:style-name="P56">G_i(x): campo escalar para el gen i-ésimo</text:p>
        </text:list-item>
        <text:list-item>
          <text:p text:style-name="P56">R(x): campo efectivo de la red reguladora génica</text:p>
        </text:list-item>
      </text:list>
      <text:p text:style-name="Text_20_body"><text:span text:style-name="Strong_20_Emphasis">Interacciones de regulación:</text:span></text:p>
      <text:p text:style-name="Text_20_body">L_regulación =</text:p>
      <text:list xml:id="list8435242863006957589" text:style-name="L54">
        <text:list-item>
          <text:p text:style-name="P57">∑ G_i (TF_i G_i)   (activación o represión)</text:p>
        </text:list-item>
        <text:list-item>
          <text:p text:style-name="P57">R(TF_i, G_j, P_k)  (módulo regulador completo)</text:p>
        </text:list-item>
        <text:list-item>
          <text:p text:style-name="P57">Feedback (G_i → TF_i)  (bucles de retroalimentación)</text:p>
        </text:list-item>
      </text:list>
      <text:p text:style-name="Text_20_body"><text:span text:style-name="Strong_20_Emphasis">Resultado:</text:span></text:p>
      <text:list xml:id="list1201409135591824211" text:style-name="L55">
        <text:list-item>
          <text:p text:style-name="P58">La célula puede responder diferencialmente a estímulos internos y externos</text:p>
        </text:list-item>
        <text:list-item>
          <text:p text:style-name="P58">Aparecen comportamientos como "switches" genéticos, osciladores, y respuestas adaptativas</text:p>
        </text:list-item>
      </text:list>
      <text:p text:style-name="Horizontal_20_Line"/>
      <text:h text:style-name="Heading_20_2" text:outline-level="2"><text:span text:style-name="Strong_20_Emphasis">FASE 17: Señalización intracelular y transducción de señales</text:span></text:h>
      <text:p text:style-name="Text_20_body"><text:span text:style-name="Strong_20_Emphasis">Hipótesis:</text:span></text:p>
      <text:p text:style-name="Text_20_body"><text:soft-page-break/>Las células interpretan señales externas (nutrientes, estrés, ligandos) a través de cascadas de señalización intracelular que modulan la actividad génica y metabólica.</text:p>
      <text:p text:style-name="Text_20_body"><text:span text:style-name="Strong_20_Emphasis">Campos involucrados:</text:span></text:p>
      <text:list xml:id="list1824007385771554962" text:style-name="L56">
        <text:list-item>
          <text:p text:style-name="P59">L(x): campo del ligando externo</text:p>
        </text:list-item>
        <text:list-item>
          <text:p text:style-name="P59">RCP(x): campo tensorial de receptor de membrana</text:p>
        </text:list-item>
        <text:list-item>
          <text:p text:style-name="P59">Kin(x): campo escalar de quinasa intracelular</text:p>
        </text:list-item>
        <text:list-item>
          <text:p text:style-name="P59">TF(x): factores de transcripción activados por señal</text:p>
        </text:list-item>
      </text:list>
      <text:p text:style-name="Text_20_body"><text:span text:style-name="Strong_20_Emphasis">Lagrangiano funcional:</text:span></text:p>
      <text:p text:style-name="Text_20_body">L_señalización =</text:p>
      <text:list xml:id="list257688176505808070" text:style-name="L57">
        <text:list-item>
          <text:p text:style-name="P60">L RCP + RCP Kin + Kin TF + TF G_i</text:p>
        </text:list-item>
        <text:list-item>
          <text:p text:style-name="P60">G_i P_i  (efector final)</text:p>
        </text:list-item>
      </text:list>
      <text:p text:style-name="Text_20_body"><text:span text:style-name="Strong_20_Emphasis">Características:</text:span></text:p>
      <text:list xml:id="list7520890078929753846" text:style-name="L58">
        <text:list-item>
          <text:p text:style-name="P61">Modela la <text:span text:style-name="Strong_20_Emphasis">transducción de señal</text:span> en cascada (tipo MAPK, JAK-STAT, etc.)</text:p>
        </text:list-item>
        <text:list-item>
          <text:p text:style-name="P61">Permite adaptación rápida a cambios ambientales</text:p>
        </text:list-item>
        <text:list-item>
          <text:p text:style-name="P61">Introduce jerarquía de procesamiento bioquímico</text:p>
        </text:list-item>
      </text:list>
      <text:p text:style-name="Horizontal_20_Line"/>
      <text:h text:style-name="Heading_20_2" text:outline-level="2"><text:span text:style-name="Strong_20_Emphasis">FASE 18: Diferenciación celular y estados estables</text:span></text:h>
      <text:p text:style-name="Text_20_body"><text:span text:style-name="Strong_20_Emphasis">Hipótesis:</text:span></text:p>
      <text:p text:style-name="Text_20_body">Las células pueden especializarse adoptando distintos perfiles de expresión génica, definidos por estados estables (atractores) en la dinámica de la red génica.</text:p>
      <text:p text:style-name="Text_20_body"><text:span text:style-name="Strong_20_Emphasis">Campos clave:</text:span></text:p>
      <text:list xml:id="list2027309055613956389" text:style-name="L59">
        <text:list-item>
          <text:p text:style-name="P62">S(x): campo escalar de "estado celular"</text:p>
        </text:list-item>
        <text:list-item>
          <text:p text:style-name="P62">Φ_dif(x): potencial de diferenciación</text:p>
        </text:list-item>
      </text:list>
      <text:p text:style-name="Text_20_body"><text:span text:style-name="Strong_20_Emphasis">Lagrangiano de diferenciación:</text:span></text:p>
      <text:p text:style-name="Text_20_body">L_diferenciación =</text:p>
      <text:list xml:id="list2134680738614044653" text:style-name="L60">
        <text:list-item>
          <text:p text:style-name="P63">∂S/∂t = − ∂Φ_dif(S)/∂S + η(x,t)</text:p>
        </text:list-item>
        <text:list-item>
          <text:p text:style-name="P63">Φ_dif(S) = ∑ a_i G_i² − ∑ b_ij G_i G_j</text:p>
        </text:list-item>
      </text:list>
      <text:p text:style-name="Text_20_body"><text:span text:style-name="Strong_20_Emphasis">Interpretación:</text:span></text:p>
      <text:list xml:id="list4889063783330096073" text:style-name="L61">
        <text:list-item>
          <text:p text:style-name="P64">Φ_dif tiene múltiples mínimos → diferentes tipos celulares</text:p>
        </text:list-item>
        <text:list-item>
          <text:p text:style-name="P64">η(x,t): fluctuaciones epigenéticas y ambientales</text:p>
        </text:list-item>
        <text:list-item>
          <text:p text:style-name="P64">Describe cómo un tipo celular emerge de un precursor común</text:p>
        </text:list-item>
      </text:list>
      <text:p text:style-name="Horizontal_20_Line"/>
      <text:h text:style-name="Heading_20_2" text:outline-level="2"><text:span text:style-name="Strong_20_Emphasis">FASE 19: Epigenética y memoria celular</text:span></text:h>
      <text:p text:style-name="Text_20_body"><text:span text:style-name="Strong_20_Emphasis">Hipótesis:</text:span></text:p>
      <text:p text:style-name="Text_20_body"><text:soft-page-break/>Modificaciones químicas del ADN (metilación) y de histonas modulan la expresión génica sin cambiar la secuencia genética → memoria heredable no codificada.</text:p>
      <text:p text:style-name="Text_20_body"><text:span text:style-name="Strong_20_Emphasis">Campos epigenéticos:</text:span></text:p>
      <text:list xml:id="list2402032870069755167" text:style-name="L62">
        <text:list-item>
          <text:p text:style-name="P65">Epi_D(x): campo de metilación del ADN</text:p>
        </text:list-item>
        <text:list-item>
          <text:p text:style-name="P65">H_mod(x): campo de modificación de histonas</text:p>
        </text:list-item>
      </text:list>
      <text:p text:style-name="Text_20_body"><text:span text:style-name="Strong_20_Emphasis">Interacción con regulación génica:</text:span></text:p>
      <text:p text:style-name="Text_20_body">L_epigenética =</text:p>
      <text:list xml:id="list8048658224868692033" text:style-name="L63">
        <text:list-item>
          <text:p text:style-name="P66">Epi_D G_i → G_i' (represión)</text:p>
        </text:list-item>
        <text:list-item>
          <text:p text:style-name="P66">H_mod G_i → G_i'' (activación o represión)</text:p>
        </text:list-item>
        <text:list-item>
          <text:p text:style-name="P66">Feedback de G_i sobre Epi_D (auto-regulación)</text:p>
        </text:list-item>
      </text:list>
      <text:p text:style-name="Text_20_body"><text:span text:style-name="Strong_20_Emphasis">Resultado:</text:span></text:p>
      <text:list xml:id="list6124015975822926251" text:style-name="L64">
        <text:list-item>
          <text:p text:style-name="P67">Estabilidad de estados celulares diferenciados</text:p>
        </text:list-item>
        <text:list-item>
          <text:p text:style-name="P67">Capacidad de memoria celular (esencial en desarrollo y cáncer)</text:p>
        </text:list-item>
      </text:list>
      <text:p text:style-name="Horizontal_20_Line"/>
      <text:h text:style-name="Heading_20_2" text:outline-level="2"><text:span text:style-name="Strong_20_Emphasis">FASE 20: Redes metabólicas integradas</text:span></text:h>
      <text:p text:style-name="Text_20_body"><text:span text:style-name="Strong_20_Emphasis">Hipótesis:</text:span></text:p>
      <text:p text:style-name="Text_20_body">El metabolismo celular está compuesto por rutas interconectadas (glucólisis, ciclo de Krebs, fosforilación oxidativa), acopladas a la disponibilidad energética y a la regulación génica.</text:p>
      <text:p text:style-name="Text_20_body"><text:span text:style-name="Strong_20_Emphasis">Campos involucrados:</text:span></text:p>
      <text:list xml:id="list1690271395523363550" text:style-name="L65">
        <text:list-item>
          <text:p text:style-name="P68">Ψ_substrato(x), Ψ_producto(x)</text:p>
        </text:list-item>
        <text:list-item>
          <text:p text:style-name="P68">E_k(x): campo escalar de enzima k</text:p>
        </text:list-item>
        <text:list-item>
          <text:p text:style-name="P68">ATP(x): campo escalar energético</text:p>
        </text:list-item>
      </text:list>
      <text:p text:style-name="Text_20_body"><text:span text:style-name="Strong_20_Emphasis">Lagrangiano metabólico expandido:</text:span></text:p>
      <text:p text:style-name="Text_20_body">L_metabólico =</text:p>
      <text:list xml:id="list6557578467838403908" text:style-name="L66">
        <text:list-item>
          <text:p text:style-name="P69">∑ E_k Ψ_substrato Ψ_producto</text:p>
        </text:list-item>
        <text:list-item>
          <text:p text:style-name="P69">ATP(E_k)</text:p>
        </text:list-item>
        <text:list-item>
          <text:p text:style-name="P69">Feedback (ATP → expresión de E_k)</text:p>
        </text:list-item>
      </text:list>
      <text:p text:style-name="Text_20_body"><text:span text:style-name="Strong_20_Emphasis">Propiedades:</text:span></text:p>
      <text:list xml:id="list2777079325389941402" text:style-name="L67">
        <text:list-item>
          <text:p text:style-name="P70">Se introduce <text:span text:style-name="Strong_20_Emphasis">retroalimentación entre energía y metabolismo</text:span></text:p>
        </text:list-item>
        <text:list-item>
          <text:p text:style-name="P70">El sistema se autorregula según condiciones internas y externas</text:p>
        </text:list-item>
      </text:list>
      <text:p text:style-name="Horizontal_20_Line"/>
      <text:h text:style-name="Heading_20_2" text:outline-level="2"><text:span text:style-name="Strong_20_Emphasis">FASE 21: Interacción célula-entorno — sistema abierto y adaptativo</text:span></text:h>
      <text:p text:style-name="Text_20_body"><text:span text:style-name="Strong_20_Emphasis">Hipótesis:</text:span></text:p>
      <text:p text:style-name="Text_20_body"><text:soft-page-break/>La célula está abierta al entorno. Su comportamiento resulta de flujos dinámicos de materia, energía e información.</text:p>
      <text:p text:style-name="Text_20_body"><text:span text:style-name="Strong_20_Emphasis">Campos de interacción externa:</text:span></text:p>
      <text:list xml:id="list2268965953013578470" text:style-name="L68">
        <text:list-item>
          <text:p text:style-name="P71">Env_chem(x): campo de condiciones químicas externas</text:p>
        </text:list-item>
        <text:list-item>
          <text:p text:style-name="P71">Stress(x): campo tensorial de estrés oxidativo, térmico, etc.</text:p>
        </text:list-item>
        <text:list-item>
          <text:p text:style-name="P71">Nutrientes(x): concentración externa de nutrientes</text:p>
        </text:list-item>
      </text:list>
      <text:p text:style-name="Text_20_body"><text:span text:style-name="Strong_20_Emphasis">Lagrangiano total celular:</text:span></text:p>
      <text:p text:style-name="Text_20_body">L_celular =<text:line-break/>L_genética + L_regulación + L_señalización</text:p>
      <text:list xml:id="list7423176219326189077" text:style-name="L69">
        <text:list-item>
          <text:p text:style-name="P72">L_diferenciación + L_epigenética</text:p>
        </text:list-item>
        <text:list-item>
          <text:p text:style-name="P72">L_metabólico + L_interacción_ext</text:p>
        </text:list-item>
        <text:list-item>
          <text:p text:style-name="P72">L_feedback(ambiente ↔ célula)</text:p>
        </text:list-item>
      </text:list>
      <text:p text:style-name="Horizontal_20_Line"/>
      <text:h text:style-name="Heading_20_2" text:outline-level="2"><text:span text:style-name="Strong_20_Emphasis">Resumen de la fase celular completa (unicelularidad compleja)</text:span></text:h>
      <text:p text:style-name="Text_20_body">En este punto, el sistema:</text:p>
      <text:list xml:id="list1075521873414945072" text:style-name="L70">
        <text:list-item>
          <text:p text:style-name="P73">Procesa información (genética, epigenética, ambiental)</text:p>
        </text:list-item>
        <text:list-item>
          <text:p text:style-name="P73">Se adapta mediante regulación dinámica</text:p>
        </text:list-item>
        <text:list-item>
          <text:p text:style-name="P73">Mantiene identidad por memoria epigenética</text:p>
        </text:list-item>
        <text:list-item>
          <text:p text:style-name="P73">Tiene metabolismo interno autosuficiente</text:p>
        </text:list-item>
        <text:list-item>
          <text:p text:style-name="P73">Puede diferenciarse y adoptar estados funcionales</text:p>
        </text:list-item>
        <text:list-item>
          <text:p text:style-name="P73">Opera como sistema abierto con flujos de energía y materia</text:p>
        </text:list-item>
      </text:list>
      <text:p text:style-name="Horizontal_20_Line"/>
      <text:h text:style-name="Heading_20_2" text:outline-level="2"><text:span text:style-name="Strong_20_Emphasis">FASE 22: Señalización intercelular y coordinación multicelular básica</text:span></text:h>
      <text:p text:style-name="Text_20_body"><text:span text:style-name="Strong_20_Emphasis">Hipótesis:</text:span></text:p>
      <text:p text:style-name="Text_20_body">Las células comienzan a comunicarse entre sí mediante señales químicas difusibles o contacto directo, permitiendo la cooperación y sincronización de actividades.</text:p>
      <text:p text:style-name="Text_20_body"><text:span text:style-name="Strong_20_Emphasis">Campos nuevos:</text:span></text:p>
      <text:list xml:id="list9080911595136932065" text:style-name="L71">
        <text:list-item>
          <text:p text:style-name="P74">Sig_mol(x): campo escalar de molécula señal (ej. citoquinas, hormonas)</text:p>
        </text:list-item>
        <text:list-item>
          <text:p text:style-name="P74">Rec_j(x): campo tensorial de receptores celulares específicos</text:p>
        </text:list-item>
        <text:list-item>
          <text:p text:style-name="P74">C_i(x): campo de identidad celular i</text:p>
        </text:list-item>
      </text:list>
      <text:p text:style-name="Text_20_body">**Interacción:</text:p>
      <text:p text:style-name="Text_20_body">L_intercelular =**</text:p>
      <text:list xml:id="list6859744833232663563" text:style-name="L72">
        <text:list-item>
          <text:p text:style-name="P75">∑ Sig_mol Rec_j → TF_j → G_j</text:p>
        </text:list-item>
        <text:list-item>
          <text:p text:style-name="P75"><text:soft-page-break/>Feedback: C_i ↔ Sig_mol</text:p>
        </text:list-item>
        <text:list-item>
          <text:p text:style-name="P75">Comunicación directa: J(x) (conexiones tipo <text:span text:style-name="Emphasis">gap junction</text:span>)</text:p>
        </text:list-item>
      </text:list>
      <text:p text:style-name="Text_20_body"><text:span text:style-name="Strong_20_Emphasis">Resultado:</text:span></text:p>
      <text:list xml:id="list564264120600776933" text:style-name="L73">
        <text:list-item>
          <text:p text:style-name="P76">Las células detectan presencia y estado de vecinas</text:p>
        </text:list-item>
        <text:list-item>
          <text:p text:style-name="P76">Comienzan a formar patrones espaciales de respuesta coordinada</text:p>
        </text:list-item>
        <text:list-item>
          <text:p text:style-name="P76">Aparece el concepto de "microambiente"</text:p>
        </text:list-item>
      </text:list>
      <text:p text:style-name="Horizontal_20_Line"/>
      <text:h text:style-name="Heading_20_2" text:outline-level="2"><text:span text:style-name="Strong_20_Emphasis">FASE 23: Adhesión celular y organización espacial</text:span></text:h>
      <text:p text:style-name="Text_20_body"><text:span text:style-name="Strong_20_Emphasis">Hipótesis:</text:span></text:p>
      <text:p text:style-name="Text_20_body">Las células desarrollan mecanismos de adhesión que permiten mantenerse unidas, formar tejidos y diferenciar regiones dentro de un organismo.</text:p>
      <text:p text:style-name="Text_20_body"><text:span text:style-name="Strong_20_Emphasis">Campos involucrados:</text:span></text:p>
      <text:list xml:id="list141009424962923512" text:style-name="L74">
        <text:list-item>
          <text:p text:style-name="P77">CAM(x): campo tensorial de moléculas de adhesión celular (ej. cadherinas)</text:p>
        </text:list-item>
        <text:list-item>
          <text:p text:style-name="P77">ECM(x): matriz extracelular que estructura el entorno</text:p>
        </text:list-item>
        <text:list-item>
          <text:p text:style-name="P77">Pos(x): coordenadas relativas dentro del cúmulo celular</text:p>
        </text:list-item>
      </text:list>
      <text:p text:style-name="Text_20_body"><text:span text:style-name="Strong_20_Emphasis">Lagrangiano estructural:</text:span></text:p>
      <text:p text:style-name="Text_20_body">L_adhesión =</text:p>
      <text:list xml:id="list6842165667385343439" text:style-name="L75">
        <text:list-item>
          <text:p text:style-name="P78">CAM_i CAM_j δ(Pos_i − Pos_j)</text:p>
        </text:list-item>
        <text:list-item>
          <text:p text:style-name="P78">CAM_i ECM + ECM dinámica(Pos)</text:p>
        </text:list-item>
        <text:list-item>
          <text:p text:style-name="P78">∇CAM → migración celular dirigida</text:p>
        </text:list-item>
      </text:list>
      <text:p text:style-name="Text_20_body"><text:span text:style-name="Strong_20_Emphasis">Efecto:</text:span></text:p>
      <text:list xml:id="list7250982031849004252" text:style-name="L76">
        <text:list-item>
          <text:p text:style-name="P79">Las células se agrupan por afinidad y se organizan espacialmente</text:p>
        </text:list-item>
        <text:list-item>
          <text:p text:style-name="P79">Aparecen estructuras como capas celulares y polaridad</text:p>
        </text:list-item>
        <text:list-item>
          <text:p text:style-name="P79">Se forma un entorno externo funcional (ECM) que media la señalización</text:p>
        </text:list-item>
      </text:list>
      <text:p text:style-name="Horizontal_20_Line"/>
      <text:h text:style-name="Heading_20_2" text:outline-level="2"><text:span text:style-name="Strong_20_Emphasis">FASE 24: Diferenciación dirigida por posición — gradientes morfogenéticos</text:span></text:h>
      <text:p text:style-name="Text_20_body"><text:span text:style-name="Strong_20_Emphasis">Hipótesis:</text:span></text:p>
      <text:p text:style-name="Text_20_body">Gradientes químicos generados por células señalizadoras determinan el destino celular según la posición en el espacio → <text:span text:style-name="Emphasis">patrón de desarrollo</text:span>.</text:p>
      <text:p text:style-name="Text_20_body"><text:span text:style-name="Strong_20_Emphasis">Campos clave:</text:span></text:p>
      <text:list xml:id="list3583254897158158972" text:style-name="L77">
        <text:list-item>
          <text:p text:style-name="P80">M(x): campo escalar de morfógeno (molécula señal)</text:p>
        </text:list-item>
        <text:list-item>
          <text:p text:style-name="P80">Φ_M(x): potencial espacial del gradiente</text:p>
        </text:list-item>
        <text:list-item>
          <text:p text:style-name="P80">D_C(x): decisión de destino celular</text:p>
        </text:list-item>
      </text:list>
      <text:p text:style-name="Text_20_body"><text:soft-page-break/><text:span text:style-name="Strong_20_Emphasis">Lagrangiano morfogenético:</text:span></text:p>
      <text:p text:style-name="Text_20_body">L_morfo =</text:p>
      <text:list xml:id="list5336487939859643349" text:style-name="L78">
        <text:list-item>
          <text:p text:style-name="P81">∇²M − V(M) = 0  (difusión y degradación)</text:p>
        </text:list-item>
        <text:list-item>
          <text:p text:style-name="P81">D_C = f(M(x), threshold)</text:p>
        </text:list-item>
        <text:list-item>
          <text:p text:style-name="P81">D_C → G_i (activación génica específica)</text:p>
        </text:list-item>
      </text:list>
      <text:p text:style-name="Text_20_body"><text:span text:style-name="Strong_20_Emphasis">Significado:</text:span></text:p>
      <text:list xml:id="list8656970035656146530" text:style-name="L79">
        <text:list-item>
          <text:p text:style-name="P82">Se establece el destino celular por la posición dentro del organismo</text:p>
        </text:list-item>
        <text:list-item>
          <text:p text:style-name="P82">El gradiente M(x) actúa como coordenada espacial embriónica</text:p>
        </text:list-item>
        <text:list-item>
          <text:p text:style-name="P82">Se inicia la morfogénesis</text:p>
        </text:list-item>
      </text:list>
      <text:p text:style-name="Horizontal_20_Line"/>
      <text:h text:style-name="Heading_20_2" text:outline-level="2"><text:span text:style-name="Strong_20_Emphasis">FASE 25: Formación de tejidos — especialización colectiva</text:span></text:h>
      <text:p text:style-name="Text_20_body"><text:span text:style-name="Strong_20_Emphasis">Hipótesis:</text:span></text:p>
      <text:p text:style-name="Text_20_body">Las células con destino común cooperan para formar tejidos funcionales con arquitectura específica, metabolismo compartido y tareas especializadas.</text:p>
      <text:p text:style-name="Text_20_body"><text:span text:style-name="Strong_20_Emphasis">Campos y componentes:</text:span></text:p>
      <text:list xml:id="list6735859447833049209" text:style-name="L80">
        <text:list-item>
          <text:p text:style-name="P83">T_i(x): campo del tejido i-ésimo</text:p>
        </text:list-item>
        <text:list-item>
          <text:p text:style-name="P83">J_func(x): función especializada del tejido</text:p>
        </text:list-item>
        <text:list-item>
          <text:p text:style-name="P83">S_i(x): señal de mantenimiento del fenotipo</text:p>
        </text:list-item>
      </text:list>
      <text:p text:style-name="Text_20_body"><text:span text:style-name="Strong_20_Emphasis">Lagrangiano de tejidos:</text:span></text:p>
      <text:p text:style-name="Text_20_body">L_tejidos =</text:p>
      <text:list xml:id="list2476064987500135135" text:style-name="L81">
        <text:list-item>
          <text:p text:style-name="P84">T_i = ∑ C_k con mismo D_C</text:p>
        </text:list-item>
        <text:list-item>
          <text:p text:style-name="P84">J_func(T_i) = ∑ P_k expresados colectivamente</text:p>
        </text:list-item>
        <text:list-item>
          <text:p text:style-name="P84">S_i ↔ TF_k (mantenimiento fenotípico)</text:p>
        </text:list-item>
      </text:list>
      <text:p text:style-name="Text_20_body"><text:span text:style-name="Strong_20_Emphasis">Ejemplos:</text:span></text:p>
      <text:list xml:id="list2934550462221065164" text:style-name="L82">
        <text:list-item>
          <text:p text:style-name="P85">T_neuronal (transmisión eléctrica)</text:p>
        </text:list-item>
        <text:list-item>
          <text:p text:style-name="P85">T_epitelial (barrera y absorción)</text:p>
        </text:list-item>
        <text:list-item>
          <text:p text:style-name="P85">T_muscular (contracción coordinada)</text:p>
        </text:list-item>
      </text:list>
      <text:p text:style-name="Horizontal_20_Line"/>
      <text:h text:style-name="Heading_20_2" text:outline-level="2"><text:span text:style-name="Strong_20_Emphasis">FASE 26: Circuitos inter-tisulares y órganos funcionales</text:span></text:h>
      <text:p text:style-name="Text_20_body"><text:span text:style-name="Strong_20_Emphasis">Hipótesis:</text:span></text:p>
      <text:p text:style-name="Text_20_body">Tejidos diferentes se agrupan para formar órganos funcionales (ej. corazón, hígado), con flujos de materia y señales entre ellos.</text:p>
      <text:p text:style-name="Text_20_body"><text:span text:style-name="Strong_20_Emphasis">Campos adicionales:</text:span></text:p>
      <text:list xml:id="list7226688839538927379" text:style-name="L83">
        <text:list-item>
          <text:p text:style-name="P86">Org(x): campo del órgano</text:p>
        </text:list-item>
        <text:list-item>
          <text:p text:style-name="P86"><text:soft-page-break/>Φ_interT(x): flujo de información o sustancias entre tejidos</text:p>
        </text:list-item>
        <text:list-item>
          <text:p text:style-name="P86">C_Sist(x): control sistémico (ej. hormonal, nervioso)</text:p>
        </text:list-item>
      </text:list>
      <text:p text:style-name="Text_20_body"><text:span text:style-name="Strong_20_Emphasis">Lagrangiano de órganos y circuitos:</text:span></text:p>
      <text:p text:style-name="Text_20_body">L_órganos =</text:p>
      <text:list xml:id="list8126144588000733540" text:style-name="L84">
        <text:list-item>
          <text:p text:style-name="P87">Org = ∑ T_i integrados</text:p>
        </text:list-item>
        <text:list-item>
          <text:p text:style-name="P87">Φ_interT(T_i, T_j) = transporte dirigido</text:p>
        </text:list-item>
        <text:list-item>
          <text:p text:style-name="P87">C_Sist(x) regula T_i mediante feedback global</text:p>
        </text:list-item>
      </text:list>
      <text:p text:style-name="Text_20_body"><text:span text:style-name="Strong_20_Emphasis">Ejemplo funcional:</text:span></text:p>
      <text:list xml:id="list7827019741884368622" text:style-name="L85">
        <text:list-item>
          <text:p text:style-name="P88">Hormona H desde glándula A → actúa sobre T_b del órgano B → respuesta específica → retroalimentación negativa</text:p>
        </text:list-item>
      </text:list>
      <text:p text:style-name="Horizontal_20_Line"/>
      <text:h text:style-name="Heading_20_2" text:outline-level="2"><text:span text:style-name="Strong_20_Emphasis">FASE 27: Desarrollo embrionario y programación temporal</text:span></text:h>
      <text:p text:style-name="Text_20_body"><text:span text:style-name="Strong_20_Emphasis">Hipótesis:</text:span></text:p>
      <text:p text:style-name="Text_20_body">El organismo no solo se organiza espacialmente sino también <text:span text:style-name="Strong_20_Emphasis">temporalmente</text:span>. Genes homeóticos y factores de desarrollo activan en secuencia.</text:p>
      <text:p text:style-name="Text_20_body"><text:span text:style-name="Strong_20_Emphasis">Campos temporales:</text:span></text:p>
      <text:list xml:id="list754354489864683553" text:style-name="L86">
        <text:list-item>
          <text:p text:style-name="P89">Hox_n(t,x): campo del gen homeótico n</text:p>
        </text:list-item>
        <text:list-item>
          <text:p text:style-name="P89">Clock(x): campo oscilador de desarrollo (temporizador)</text:p>
        </text:list-item>
        <text:list-item>
          <text:p text:style-name="P89">Tree_dev(x): árbol de decisiones de linaje</text:p>
        </text:list-item>
      </text:list>
      <text:p text:style-name="Text_20_body"><text:span text:style-name="Strong_20_Emphasis">Lagrangiano de desarrollo:</text:span></text:p>
      <text:p text:style-name="Text_20_body">L_desarollo =</text:p>
      <text:list xml:id="list80665196656520750" text:style-name="L87">
        <text:list-item>
          <text:p text:style-name="P90">Hox_n(t,x) → patrones espaciales y temporales</text:p>
        </text:list-item>
        <text:list-item>
          <text:p text:style-name="P90">Clock(x) modula expresión de G_i</text:p>
        </text:list-item>
        <text:list-item>
          <text:p text:style-name="P90">Tree_dev = ∑ D_C_i(t) según historia celular</text:p>
        </text:list-item>
      </text:list>
      <text:p text:style-name="Text_20_body"><text:span text:style-name="Strong_20_Emphasis">Resultado:</text:span></text:p>
      <text:list xml:id="list8162342220335975358" text:style-name="L88">
        <text:list-item>
          <text:p text:style-name="P91">El organismo se forma en una coreografía espacio-temporal</text:p>
        </text:list-item>
        <text:list-item>
          <text:p text:style-name="P91">Se establece el plan corporal y la arquitectura global</text:p>
        </text:list-item>
      </text:list>
      <text:p text:style-name="Horizontal_20_Line"/>
      <text:h text:style-name="Heading_20_2" text:outline-level="2"><text:span text:style-name="Strong_20_Emphasis">FASE 28: Organismo multicelular funcional y homeostasis</text:span></text:h>
      <text:p text:style-name="Text_20_body"><text:span text:style-name="Strong_20_Emphasis">Hipótesis:</text:span></text:p>
      <text:p text:style-name="Text_20_body">El organismo opera como un <text:span text:style-name="Strong_20_Emphasis">sistema unificado</text:span>, con sensores, efectores, control interno, flujo energético y estabilidad sistémica (homeostasis).</text:p>
      <text:p text:style-name="Text_20_body"><text:span text:style-name="Strong_20_Emphasis">Campos globales:</text:span></text:p>
      <text:list xml:id="list5209354003140987715" text:style-name="L89">
        <text:list-item>
          <text:p text:style-name="P92">H(x): campo de estado homeostático</text:p>
        </text:list-item>
        <text:list-item>
          <text:p text:style-name="P92"><text:soft-page-break/>S(x): sensores del sistema (ej. nerviosos, químicos)</text:p>
        </text:list-item>
        <text:list-item>
          <text:p text:style-name="P92">E(x): efectores (musculares, hormonales, inmunes)</text:p>
        </text:list-item>
      </text:list>
      <text:p text:style-name="Text_20_body"><text:span text:style-name="Strong_20_Emphasis">Lagrangiano total multicelular:</text:span></text:p>
      <text:p text:style-name="Text_20_body">L_multicelular =<text:line-break/>L_intercelular + L_adhesión + L_morfo</text:p>
      <text:list xml:id="list7998942539731413820" text:style-name="L90">
        <text:list-item>
          <text:p text:style-name="P93">L_tejidos + L_órganos + L_desarollo</text:p>
        </text:list-item>
        <text:list-item>
          <text:p text:style-name="P93">H(S, E) → dH/dt ≈ 0  (mantenimiento del equilibrio)</text:p>
        </text:list-item>
      </text:list>
      <text:p text:style-name="Horizontal_20_Line"/>
      <text:h text:style-name="Heading_20_2" text:outline-level="2"><text:span text:style-name="Strong_20_Emphasis">Resumen hasta la fase multicelular</text:span></text:h>
      <text:p text:style-name="Text_20_body">El sistema biológico ha evolucionado a:</text:p>
      <text:list xml:id="list161622544067905999" text:style-name="L91">
        <text:list-item>
          <text:p text:style-name="P94">Coordinar múltiples tipos celulares</text:p>
        </text:list-item>
        <text:list-item>
          <text:p text:style-name="P94">Desarrollar tejidos y órganos</text:p>
        </text:list-item>
        <text:list-item>
          <text:p text:style-name="P94">Integrar señales y funciones en el tiempo</text:p>
        </text:list-item>
        <text:list-item>
          <text:p text:style-name="P94">Mantener estabilidad interna (homeostasis)</text:p>
        </text:list-item>
        <text:list-item>
          <text:p text:style-name="P94">Seguir un programa dinámico espacio-temporal de desarrollo</text:p>
        </text:list-item>
      </text:list>
      <text:p text:style-name="Horizontal_20_Line"/>
      <text:h text:style-name="Heading_20_2" text:outline-level="2"><text:span text:style-name="Strong_20_Emphasis">FASE 29: Aparición del sistema nervioso — comunicación electroquímica dirigida</text:span></text:h>
      <text:p text:style-name="Text_20_body"><text:span text:style-name="Strong_20_Emphasis">Hipótesis:</text:span></text:p>
      <text:p text:style-name="Text_20_body">Ciertas células se especializan en la transmisión rápida y precisa de señales. Nace la red neuronal. Aparece el concepto de <text:span text:style-name="Emphasis">información interna</text:span> diferenciada del entorno inmediato.</text:p>
      <text:p text:style-name="Text_20_body"><text:span text:style-name="Strong_20_Emphasis">Campos nuevos:</text:span></text:p>
      <text:list xml:id="list6222825493482041421" text:style-name="L92">
        <text:list-item>
          <text:p text:style-name="P95">N_i(x): campo del tipo de neurona i</text:p>
        </text:list-item>
        <text:list-item>
          <text:p text:style-name="P95">Ax_j(x), Dend_k(x): campos morfológicos (axón, dendrita)</text:p>
        </text:list-item>
        <text:list-item>
          <text:p text:style-name="P95">V_m(x,t): campo de potencial eléctrico de membrana</text:p>
        </text:list-item>
        <text:list-item>
          <text:p text:style-name="P95">NT(x): campo escalar de neurotransmisores</text:p>
        </text:list-item>
        <text:list-item>
          <text:p text:style-name="P95">Syn(x): campo tensorial de sinapsis funcionales</text:p>
        </text:list-item>
      </text:list>
      <text:p text:style-name="Text_20_body"><text:span text:style-name="Strong_20_Emphasis">Lagrangiano neuronal:</text:span></text:p>
      <text:p text:style-name="Text_20_body">L_neuro =</text:p>
      <text:list xml:id="list7403577936842528948" text:style-name="L93">
        <text:list-item>
          <text:p text:style-name="P96">∂_t V_m = −∇·J_ion + I_synaptic</text:p>
        </text:list-item>
        <text:list-item>
          <text:p text:style-name="P96">Syn(x) = Ax_j ↔ Dend_k + NT release</text:p>
        </text:list-item>
        <text:list-item>
          <text:p text:style-name="P96">N_i ↔ T_Cod(x): codificación de señales específicas</text:p>
        </text:list-item>
      </text:list>
      <text:p text:style-name="Text_20_body"><text:span text:style-name="Strong_20_Emphasis">Resultado:</text:span></text:p>
      <text:list xml:id="list101252751496053517" text:style-name="L94">
        <text:list-item>
          <text:p text:style-name="P97">Transmisión dirigida de señales dentro del organismo</text:p>
        </text:list-item>
        <text:list-item>
          <text:p text:style-name="P97"><text:soft-page-break/>Formación de circuitos funcionales simples</text:p>
        </text:list-item>
        <text:list-item>
          <text:p text:style-name="P97">Diferenciación entre entrada (sensorial) y salida (motora)</text:p>
        </text:list-item>
      </text:list>
      <text:p text:style-name="Horizontal_20_Line"/>
      <text:h text:style-name="Heading_20_2" text:outline-level="2"><text:span text:style-name="Strong_20_Emphasis">FASE 30: Redes neuronales recurrentes — procesamiento y memoria</text:span></text:h>
      <text:p text:style-name="Text_20_body"><text:span text:style-name="Strong_20_Emphasis">Hipótesis:</text:span></text:p>
      <text:p text:style-name="Text_20_body">Las neuronas se interconectan en redes con retroalimentación, creando circuitos capaces de integrar información y modificar su estado según el historial.</text:p>
      <text:p text:style-name="Text_20_body"><text:span text:style-name="Strong_20_Emphasis">Campos nuevos:</text:span></text:p>
      <text:list xml:id="list9200197142287168082" text:style-name="L95">
        <text:list-item>
          <text:p text:style-name="P98">W_ij(x): campo del peso sináptico (fortaleza conexión entre neuronas i y j)</text:p>
        </text:list-item>
        <text:list-item>
          <text:p text:style-name="P98">M(x,t): campo de memoria de corto y largo plazo</text:p>
        </text:list-item>
        <text:list-item>
          <text:p text:style-name="P98">P(x,t): campo de plasticidad sináptica (LTP, LTD)</text:p>
        </text:list-item>
      </text:list>
      <text:p text:style-name="Text_20_body"><text:span text:style-name="Strong_20_Emphasis">Lagrangiano de redes cognitivas:</text:span></text:p>
      <text:p text:style-name="Text_20_body">L_redes =</text:p>
      <text:list xml:id="list9175913742048046375" text:style-name="L96">
        <text:list-item>
          <text:p text:style-name="P99">M(x,t) = ∫ W_ij(t') N_i(t') N_j(t') dt'</text:p>
        </text:list-item>
        <text:list-item>
          <text:p text:style-name="P99">dW_ij/dt = f(P(x,t), actividad, NT, Ca²⁺)</text:p>
        </text:list-item>
        <text:list-item>
          <text:p text:style-name="P99">Retroalimentación: N_i → N_j → N_i → ciclo estable</text:p>
        </text:list-item>
      </text:list>
      <text:p text:style-name="Text_20_body"><text:span text:style-name="Strong_20_Emphasis">Consecuencias:</text:span></text:p>
      <text:list xml:id="list1061933457418876495" text:style-name="L97">
        <text:list-item>
          <text:p text:style-name="P100">Capacidad de memoria asociativa</text:p>
        </text:list-item>
        <text:list-item>
          <text:p text:style-name="P100">Aparición de estados internos persistentes</text:p>
        </text:list-item>
        <text:list-item>
          <text:p text:style-name="P100">Capacidad de aprendizaje dependiente de experiencia</text:p>
        </text:list-item>
      </text:list>
      <text:p text:style-name="Horizontal_20_Line"/>
      <text:h text:style-name="Heading_20_2" text:outline-level="2"><text:span text:style-name="Strong_20_Emphasis">FASE 31: Módulos sensoriales y representación interna del entorno</text:span></text:h>
      <text:p text:style-name="Text_20_body"><text:span text:style-name="Strong_20_Emphasis">Hipótesis:</text:span></text:p>
      <text:p text:style-name="Text_20_body">El sistema nervioso crea mapas del entorno y del cuerpo, permitiendo acciones anticipadas y respuestas adaptativas.</text:p>
      <text:p text:style-name="Text_20_body"><text:span text:style-name="Strong_20_Emphasis">Campos adicionales:</text:span></text:p>
      <text:list xml:id="list8092402453485031315" text:style-name="L98">
        <text:list-item>
          <text:p text:style-name="P101">S_m(x): campo sensorial modal m (luz, sonido, tacto...)</text:p>
        </text:list-item>
        <text:list-item>
          <text:p text:style-name="P101">R_m(x): campo de representación interna</text:p>
        </text:list-item>
        <text:list-item>
          <text:p text:style-name="P101">A(x): campo de atención moduladora</text:p>
        </text:list-item>
      </text:list>
      <text:p text:style-name="Text_20_body"><text:span text:style-name="Strong_20_Emphasis">Lagrangiano de percepción integrada:</text:span></text:p>
      <text:p text:style-name="Text_20_body">L_sensorial =</text:p>
      <text:list xml:id="list5069626825915397319" text:style-name="L99">
        <text:list-item>
          <text:p text:style-name="P102">R_m(x) = F(S_m(x), contexto)</text:p>
        </text:list-item>
        <text:list-item>
          <text:p text:style-name="P102"><text:soft-page-break/>A(x) ↔ modula ganancia sináptica de R_m</text:p>
        </text:list-item>
        <text:list-item>
          <text:p text:style-name="P102">∑ R_m → f(R_total): integración multisensorial</text:p>
        </text:list-item>
      </text:list>
      <text:p text:style-name="Text_20_body"><text:span text:style-name="Strong_20_Emphasis">Significado:</text:span></text:p>
      <text:list xml:id="list5011406404501128028" text:style-name="L100">
        <text:list-item>
          <text:p text:style-name="P103">El organismo ya no reacciona solo; interpreta</text:p>
        </text:list-item>
        <text:list-item>
          <text:p text:style-name="P103">Se generan modelos internos predictivos</text:p>
        </text:list-item>
        <text:list-item>
          <text:p text:style-name="P103">Aparece el <text:span text:style-name="Emphasis">mapa del mundo</text:span> interno</text:p>
        </text:list-item>
      </text:list>
      <text:p text:style-name="Horizontal_20_Line"/>
      <text:h text:style-name="Heading_20_2" text:outline-level="2"><text:span text:style-name="Strong_20_Emphasis">FASE 32: Sistema motor organizado y retroalimentado</text:span></text:h>
      <text:p text:style-name="Text_20_body"><text:span text:style-name="Strong_20_Emphasis">Hipótesis:</text:span></text:p>
      <text:p text:style-name="Text_20_body">Las representaciones internas guían acciones dirigidas. Las salidas motoras se ajustan por retroalimentación sensorial.</text:p>
      <text:p text:style-name="Text_20_body"><text:span text:style-name="Strong_20_Emphasis">Campos nuevos:</text:span></text:p>
      <text:list xml:id="list2130650132971432936" text:style-name="L101">
        <text:list-item>
          <text:p text:style-name="P104">M_o(x): campo de planificación motora</text:p>
        </text:list-item>
        <text:list-item>
          <text:p text:style-name="P104">Act(x): campo de activación muscular u operativa</text:p>
        </text:list-item>
        <text:list-item>
          <text:p text:style-name="P104">Err(x): campo de error sensorial-motor</text:p>
        </text:list-item>
      </text:list>
      <text:p text:style-name="Text_20_body">**Lagrangiano motor:</text:p>
      <text:p text:style-name="Text_20_body">L_motor =**</text:p>
      <text:list xml:id="list4758344725950436152" text:style-name="L102">
        <text:list-item>
          <text:p text:style-name="P105">Act(x) = f(M_o(x), aprendizaje previo)</text:p>
        </text:list-item>
        <text:list-item>
          <text:p text:style-name="P105">Feedback: Act(x) → S_m(x) → Err(x)</text:p>
        </text:list-item>
        <text:list-item>
          <text:p text:style-name="P105">dM_o/dt ∝ −∂Err/∂Act</text:p>
        </text:list-item>
      </text:list>
      <text:p text:style-name="Text_20_body"><text:span text:style-name="Strong_20_Emphasis">Resultado:</text:span></text:p>
      <text:list xml:id="list1384354891624786559" text:style-name="L103">
        <text:list-item>
          <text:p text:style-name="P106">Movimiento dirigido, adaptado al entorno</text:p>
        </text:list-item>
        <text:list-item>
          <text:p text:style-name="P106">Aprendizaje motor (coordinación, equilibrio)</text:p>
        </text:list-item>
        <text:list-item>
          <text:p text:style-name="P106">Comienza el concepto de <text:span text:style-name="Emphasis">agencia</text:span></text:p>
        </text:list-item>
      </text:list>
      <text:p text:style-name="Horizontal_20_Line"/>
      <text:h text:style-name="Heading_20_2" text:outline-level="2"><text:span text:style-name="Strong_20_Emphasis">FASE 33: Aparición de emociones y sistemas motivacionales</text:span></text:h>
      <text:p text:style-name="Text_20_body"><text:span text:style-name="Strong_20_Emphasis">Hipótesis:</text:span></text:p>
      <text:p text:style-name="Text_20_body">Ciertas combinaciones sensoriales e internas activan estados globales que modifican percepción, memoria y acción. Surgen las emociones como sistemas de peso funcional evolutivo.</text:p>
      <text:p text:style-name="Text_20_body"><text:span text:style-name="Strong_20_Emphasis">Campos emocionales:</text:span></text:p>
      <text:list xml:id="list8032576804100370168" text:style-name="L104">
        <text:list-item>
          <text:p text:style-name="P107">E_m(x): campo de emoción m (ej. miedo, placer, sorpresa)</text:p>
        </text:list-item>
        <text:list-item>
          <text:p text:style-name="P107">D(x): campo de dopamina y neuromoduladores</text:p>
        </text:list-item>
        <text:list-item>
          <text:p text:style-name="P107">Val(x): campo de valoración interna del estado</text:p>
        </text:list-item>
      </text:list>
      <text:p text:style-name="Text_20_body"><text:span text:style-name="Strong_20_Emphasis">Lagrangiano emocional:</text:span></text:p>
      <text:p text:style-name="Text_20_body"><text:soft-page-break/>L_emoción =</text:p>
      <text:list xml:id="list7311241156759314343" text:style-name="L105">
        <text:list-item>
          <text:p text:style-name="P108">E_m(x) ↔ modula L_sensorial, L_motor, L_memoria</text:p>
        </text:list-item>
        <text:list-item>
          <text:p text:style-name="P108">D(x) ↔ predicción de recompensa</text:p>
        </text:list-item>
        <text:list-item>
          <text:p text:style-name="P108">dVal/dt = recompensa esperada − real</text:p>
        </text:list-item>
      </text:list>
      <text:p text:style-name="Text_20_body"><text:span text:style-name="Strong_20_Emphasis">Significado:</text:span></text:p>
      <text:list xml:id="list8221454263527255931" text:style-name="L106">
        <text:list-item>
          <text:p text:style-name="P109">El sistema aprende por recompensa y castigo</text:p>
        </text:list-item>
        <text:list-item>
          <text:p text:style-name="P109">Aumenta la adaptabilidad, decisiones más complejas</text:p>
        </text:list-item>
        <text:list-item>
          <text:p text:style-name="P109">Aparece rudimento de motivación y preferencia</text:p>
        </text:list-item>
      </text:list>
      <text:p text:style-name="Horizontal_20_Line"/>
      <text:h text:style-name="Heading_20_2" text:outline-level="2"><text:span text:style-name="Strong_20_Emphasis">FASE 34: Cognición simbólica y lenguaje interno</text:span></text:h>
      <text:p text:style-name="Text_20_body"><text:span text:style-name="Strong_20_Emphasis">Hipótesis:</text:span></text:p>
      <text:p text:style-name="Text_20_body">Representaciones internas se organizan en estructuras simbólicas combinatorias. Aparece el protolenguaje y capacidad lógica.</text:p>
      <text:p text:style-name="Text_20_body"><text:span text:style-name="Strong_20_Emphasis">Campos simbólicos:</text:span></text:p>
      <text:list xml:id="list4443310050769609956" text:style-name="L107">
        <text:list-item>
          <text:p text:style-name="P110">S_i(x): símbolo i</text:p>
        </text:list-item>
        <text:list-item>
          <text:p text:style-name="P110">R(S_i, S_j): relación entre símbolos</text:p>
        </text:list-item>
        <text:list-item>
          <text:p text:style-name="P110">G_s: gramática interna de combinaciones</text:p>
        </text:list-item>
      </text:list>
      <text:p text:style-name="Text_20_body"><text:span text:style-name="Strong_20_Emphasis">Lagrangiano simbólico:</text:span></text:p>
      <text:p text:style-name="Text_20_body">L_simbólico =</text:p>
      <text:list xml:id="list8498551509706079004" text:style-name="L108">
        <text:list-item>
          <text:p text:style-name="P111">S_i = f(R_m(x), abstracción)</text:p>
        </text:list-item>
        <text:list-item>
          <text:p text:style-name="P111">R(S_i, S_j) ↔ estructura lógica</text:p>
        </text:list-item>
        <text:list-item>
          <text:p text:style-name="P111">G_s determina combinaciones válidas</text:p>
        </text:list-item>
      </text:list>
      <text:p text:style-name="Text_20_body"><text:span text:style-name="Strong_20_Emphasis">Resultado:</text:span></text:p>
      <text:list xml:id="list871397956508937043" text:style-name="L109">
        <text:list-item>
          <text:p text:style-name="P112">Capacidad de modelar conceptos y relaciones abstractas</text:p>
        </text:list-item>
        <text:list-item>
          <text:p text:style-name="P112">Comunicación simbólica incipiente</text:p>
        </text:list-item>
        <text:list-item>
          <text:p text:style-name="P112">Nace el pensamiento estructurado</text:p>
        </text:list-item>
      </text:list>
      <text:p text:style-name="Horizontal_20_Line"/>
      <text:h text:style-name="Heading_20_2" text:outline-level="2"><text:span text:style-name="Strong_20_Emphasis">FASE 35: Conciencia reflexiva y autoconciencia</text:span></text:h>
      <text:p text:style-name="Text_20_body"><text:span text:style-name="Strong_20_Emphasis">Hipótesis:</text:span></text:p>
      <text:p text:style-name="Text_20_body">El sistema forma un modelo interno de sí mismo como entidad que percibe, actúa y aprende. Surge el <text:span text:style-name="Emphasis">yo</text:span> fenomenológico.</text:p>
      <text:p text:style-name="Text_20_body"><text:span text:style-name="Strong_20_Emphasis">Campos metacognitivos:</text:span></text:p>
      <text:list xml:id="list6823665514980576519" text:style-name="L110">
        <text:list-item>
          <text:p text:style-name="P113">S_self(x): campo de autopercepción</text:p>
        </text:list-item>
        <text:list-item>
          <text:p text:style-name="P113">M_int(x): campo de introspección y reflexión</text:p>
        </text:list-item>
        <text:list-item>
          <text:p text:style-name="P113"><text:soft-page-break/>D_meta(x): decisiones dirigidas a la regulación del propio sistema</text:p>
        </text:list-item>
      </text:list>
      <text:p text:style-name="Text_20_body"><text:span text:style-name="Strong_20_Emphasis">Lagrangiano de conciencia:</text:span></text:p>
      <text:p text:style-name="Text_20_body">L_consciencia =</text:p>
      <text:list xml:id="list7002471795482938779" text:style-name="L111">
        <text:list-item>
          <text:p text:style-name="P114">S_self = f(R_total, cuerpo, memoria)</text:p>
        </text:list-item>
        <text:list-item>
          <text:p text:style-name="P114">M_int = monitoreo de R, E, Act</text:p>
        </text:list-item>
        <text:list-item>
          <text:p text:style-name="P114">D_meta regula R_m, M_o, E_m → metacontrol</text:p>
        </text:list-item>
      </text:list>
      <text:p text:style-name="Text_20_body"><text:span text:style-name="Strong_20_Emphasis">Consecuencias:</text:span></text:p>
      <text:list xml:id="list8641655637742807438" text:style-name="L112">
        <text:list-item>
          <text:p text:style-name="P115">El sistema se <text:span text:style-name="Emphasis">observa a sí mismo</text:span></text:p>
        </text:list-item>
        <text:list-item>
          <text:p text:style-name="P115">Capacidad de toma de decisiones consciente</text:p>
        </text:list-item>
        <text:list-item>
          <text:p text:style-name="P115">Surge la intención dirigida y ética básica</text:p>
        </text:list-item>
      </text:list>
      <text:p text:style-name="Horizontal_20_Line"/>
      <text:p text:style-name="Text_20_body">A partir de aquí son fases de biologia colectiva, grupos de humanos, lenguaje hablado escrito y demas redes de informacion/comunicacion/organizacion colectivas, que tienen que poder explicar las estructuras sociales o roles desde insectos a humanos con neocortex.</text:p>
      <text:h text:style-name="Heading_20_2" text:outline-level="2"><text:span text:style-name="Strong_20_Emphasis">?￢ﾚﾙ️ FASE 36: Comunicación simbólica colectiva — lenguaje natural</text:span></text:h>
      <text:p text:style-name="Text_20_body"><text:span text:style-name="Strong_20_Emphasis">Hipótesis:</text:span></text:p>
      <text:p text:style-name="Text_20_body">Las representaciones simbólicas internas son externalizadas y compartidas mediante señales sonoras, visuales o gestuales codificadas: nace el lenguaje.</text:p>
      <text:p text:style-name="Text_20_body"><text:span text:style-name="Strong_20_Emphasis">Campos nuevos:</text:span></text:p>
      <text:list xml:id="list3291083882682633837" text:style-name="L113">
        <text:list-item>
          <text:p text:style-name="P116">L_i(x): campo de lengua natural i</text:p>
        </text:list-item>
        <text:list-item>
          <text:p text:style-name="P116">Φ(x): campo fonológico (sonidos)</text:p>
        </text:list-item>
        <text:list-item>
          <text:p text:style-name="P116">S_ext(x): campo de símbolos compartidos (palabras)</text:p>
        </text:list-item>
        <text:list-item>
          <text:p text:style-name="P116">M_com(x): memoria colectiva lingüística</text:p>
        </text:list-item>
      </text:list>
      <text:p text:style-name="Text_20_body"><text:span text:style-name="Strong_20_Emphasis">Lagrangiano lingüístico-social:</text:span></text:p>
      <text:p text:style-name="Text_20_body">L_lenguaje =</text:p>
      <text:list xml:id="list5062854599320114370" text:style-name="L114">
        <text:list-item>
          <text:p text:style-name="P117">S_ext(x) = externalización de S_i(x) mediante Φ(x)</text:p>
        </text:list-item>
        <text:list-item>
          <text:p text:style-name="P117">Φ(x) ↔ percepción auditiva/visual de otro</text:p>
        </text:list-item>
        <text:list-item>
          <text:p text:style-name="P117">L_i(x) ↔ codifica y decodifica R(S_i, S_j)</text:p>
        </text:list-item>
        <text:list-item>
          <text:p text:style-name="P117">M_com(x): evolución cultural del vocabulario</text:p>
        </text:list-item>
      </text:list>
      <text:p text:style-name="Text_20_body"><text:span text:style-name="Strong_20_Emphasis">Emergencia:</text:span></text:p>
      <text:list xml:id="list7741710435791782926" text:style-name="L115">
        <text:list-item>
          <text:p text:style-name="P118">Comunicación compleja entre agentes</text:p>
        </text:list-item>
        <text:list-item>
          <text:p text:style-name="P118">Coordinación social, transmisión de conocimientos</text:p>
        </text:list-item>
        <text:list-item>
          <text:p text:style-name="P118">Aparición del tiempo narrativo y cultura oral</text:p>
        </text:list-item>
      </text:list>
      <text:p text:style-name="Horizontal_20_Line"/>
      <text:h text:style-name="Heading_20_2" text:outline-level="2"><text:soft-page-break/>?￰ﾟﾤﾝ <text:span text:style-name="Strong_20_Emphasis">FASE 37: Organización social jerárquica y cooperación</text:span></text:h>
      <text:p text:style-name="Text_20_body"><text:span text:style-name="Strong_20_Emphasis">Hipótesis:</text:span></text:p>
      <text:p text:style-name="Text_20_body">Las emociones, el lenguaje y la memoria colectiva permiten coordinación social compleja. Se forman estructuras jerárquicas, normas, cooperación extensiva.</text:p>
      <text:p text:style-name="Text_20_body"><text:span text:style-name="Strong_20_Emphasis">Campos nuevos:</text:span></text:p>
      <text:list xml:id="list5894169454560918688" text:style-name="L116">
        <text:list-item>
          <text:p text:style-name="P119">G(x): campo de reglas sociales (normas)</text:p>
        </text:list-item>
        <text:list-item>
          <text:p text:style-name="P119">R_soc(x): campo de roles sociales</text:p>
        </text:list-item>
        <text:list-item>
          <text:p text:style-name="P119">F(x): campo de función social (cazador, cuidador, líder…)</text:p>
        </text:list-item>
        <text:list-item>
          <text:p text:style-name="P119">P(x): campo de prestigio o posición relativa</text:p>
        </text:list-item>
      </text:list>
      <text:p text:style-name="Text_20_body"><text:span text:style-name="Strong_20_Emphasis">Lagrangiano social:</text:span></text:p>
      <text:p text:style-name="Text_20_body">L_social =</text:p>
      <text:list xml:id="list8794346840338994699" text:style-name="L117">
        <text:list-item>
          <text:p text:style-name="P120">R_soc(x) ↔ función del individuo en G(x)</text:p>
        </text:list-item>
        <text:list-item>
          <text:p text:style-name="P120">G(x): reglas que modulan acción y castigo/recompensa social</text:p>
        </text:list-item>
        <text:list-item>
          <text:p text:style-name="P120">P(x) = función de contribución y validación por grupo</text:p>
        </text:list-item>
      </text:list>
      <text:p text:style-name="Text_20_body"><text:span text:style-name="Strong_20_Emphasis">Emergencia:</text:span></text:p>
      <text:list xml:id="list5617285622987800933" text:style-name="L118">
        <text:list-item>
          <text:p text:style-name="P121">Normas, tabúes, contratos implícitos</text:p>
        </text:list-item>
        <text:list-item>
          <text:p text:style-name="P121">División del trabajo</text:p>
        </text:list-item>
        <text:list-item>
          <text:p text:style-name="P121">Mecanismos de justicia y moral colectiva</text:p>
        </text:list-item>
      </text:list>
      <text:p text:style-name="Horizontal_20_Line"/>
      <text:h text:style-name="Heading_20_2" text:outline-level="2">?￰ﾟﾔﾧ <text:span text:style-name="Strong_20_Emphasis">FASE 38: Herramientas y tecnología primitiva</text:span></text:h>
      <text:p text:style-name="Text_20_body"><text:span text:style-name="Strong_20_Emphasis">Hipótesis:</text:span></text:p>
      <text:p text:style-name="Text_20_body">Capacidad de planificar y modelar permite fabricar objetos funcionales. El entorno es modificado como extensión del cuerpo.</text:p>
      <text:p text:style-name="Text_20_body"><text:span text:style-name="Strong_20_Emphasis">Campos nuevos:</text:span></text:p>
      <text:list xml:id="list2620073640597464603" text:style-name="L119">
        <text:list-item>
          <text:p text:style-name="P122">T(x): campo de herramientas</text:p>
        </text:list-item>
        <text:list-item>
          <text:p text:style-name="P122">I_m(x): intención motora con fines constructivos</text:p>
        </text:list-item>
        <text:list-item>
          <text:p text:style-name="P122">M_tec(x): memoria tecnológica</text:p>
        </text:list-item>
      </text:list>
      <text:p text:style-name="Text_20_body"><text:span text:style-name="Strong_20_Emphasis">Lagrangiano técnico:</text:span></text:p>
      <text:p text:style-name="Text_20_body">L_tecnología =</text:p>
      <text:list xml:id="list7991261088161501638" text:style-name="L120">
        <text:list-item>
          <text:p text:style-name="P123">T(x) = resultado de Act(x) bajo guía de M_o y plan cognitivo</text:p>
        </text:list-item>
        <text:list-item>
          <text:p text:style-name="P123">T(x) ↔ modifica condiciones sensoriales</text:p>
        </text:list-item>
        <text:list-item>
          <text:p text:style-name="P123">M_tec(x): codificación transgeneracional de técnicas</text:p>
        </text:list-item>
      </text:list>
      <text:p text:style-name="Text_20_body"><text:span text:style-name="Strong_20_Emphasis">Emergencia:</text:span></text:p>
      <text:list xml:id="list3693114253565773221" text:style-name="L121">
        <text:list-item>
          <text:p text:style-name="P124"><text:soft-page-break/>Ampliación radical de capacidades físicas</text:p>
        </text:list-item>
        <text:list-item>
          <text:p text:style-name="P124">Nace el concepto de <text:span text:style-name="Emphasis">utilidad externa</text:span></text:p>
        </text:list-item>
        <text:list-item>
          <text:p text:style-name="P124">Comienza la transmisión no genética de adaptaciones</text:p>
        </text:list-item>
      </text:list>
      <text:p text:style-name="Horizontal_20_Line"/>
      <text:h text:style-name="Heading_20_2" text:outline-level="2">?￢ﾜﾍ️ <text:span text:style-name="Strong_20_Emphasis">FASE 39: Escritura y registro externo de información</text:span></text:h>
      <text:p text:style-name="Text_20_body"><text:span text:style-name="Strong_20_Emphasis">Hipótesis:</text:span></text:p>
      <text:p text:style-name="Text_20_body">La memoria y el lenguaje se externalizan en símbolos persistentes. Nace la historia, la ley, y el conocimiento acumulado fuera del cuerpo.</text:p>
      <text:p text:style-name="Text_20_body"><text:span text:style-name="Strong_20_Emphasis">Campos nuevos:</text:span></text:p>
      <text:list xml:id="list5671263882195244147" text:style-name="L122">
        <text:list-item>
          <text:p text:style-name="P125">W(x): campo de escritura (símbolos codificados en soporte)</text:p>
        </text:list-item>
        <text:list-item>
          <text:p text:style-name="P125">M_ext(x): campo de memoria externa</text:p>
        </text:list-item>
        <text:list-item>
          <text:p text:style-name="P125">R_doc(x): campo de recuperación de información documentada</text:p>
        </text:list-item>
      </text:list>
      <text:p text:style-name="Text_20_body"><text:span text:style-name="Strong_20_Emphasis">Lagrangiano documental:</text:span></text:p>
      <text:p text:style-name="Text_20_body">L_documental =</text:p>
      <text:list xml:id="list7971351784485509590" text:style-name="L123">
        <text:list-item>
          <text:p text:style-name="P126">W(x) = codificación de S_i(x) sobre medio físico</text:p>
        </text:list-item>
        <text:list-item>
          <text:p text:style-name="P126">M_ext(x) = ∑ W(x) en el entorno</text:p>
        </text:list-item>
        <text:list-item>
          <text:p text:style-name="P126">R_doc(x) ↔ decodifica M_ext(x) → M_int(x)</text:p>
        </text:list-item>
      </text:list>
      <text:p text:style-name="Text_20_body"><text:span text:style-name="Strong_20_Emphasis">Emergencia:</text:span></text:p>
      <text:list xml:id="list3676969421800821406" text:style-name="L124">
        <text:list-item>
          <text:p text:style-name="P127">Acumulación masiva de conocimiento</text:p>
        </text:list-item>
        <text:list-item>
          <text:p text:style-name="P127">Expansión del tiempo histórico</text:p>
        </text:list-item>
        <text:list-item>
          <text:p text:style-name="P127">Base para ciencia, religión organizada, leyes formales</text:p>
        </text:list-item>
      </text:list>
      <text:p text:style-name="Horizontal_20_Line"/>
      <text:h text:style-name="Heading_20_2" text:outline-level="2">⚗️? <text:span text:style-name="Strong_20_Emphasis">FASE 40: Ciencia — modelos sistemáticos del mundo</text:span></text:h>
      <text:p text:style-name="Text_20_body"><text:span text:style-name="Strong_20_Emphasis">Hipótesis:</text:span></text:p>
      <text:p text:style-name="Text_20_body">El sistema construye modelos simbólicos autoconsistentes que explican y predicen el comportamiento del entorno físico y biológico.</text:p>
      <text:p text:style-name="Text_20_body"><text:span text:style-name="Strong_20_Emphasis">Campos nuevos:</text:span></text:p>
      <text:list xml:id="list5114153270112857683" text:style-name="L125">
        <text:list-item>
          <text:p text:style-name="P128">H_s(x): campo de hipótesis científicas</text:p>
        </text:list-item>
        <text:list-item>
          <text:p text:style-name="P128">D(x): campo de datos experimentales</text:p>
        </text:list-item>
        <text:list-item>
          <text:p text:style-name="P128">V(x): campo de validación empírica</text:p>
        </text:list-item>
        <text:list-item>
          <text:p text:style-name="P128">T_sci(x): campo de teorías codificadas</text:p>
        </text:list-item>
      </text:list>
      <text:p text:style-name="Text_20_body"><text:span text:style-name="Strong_20_Emphasis">Lagrangiano científico:</text:span></text:p>
      <text:p text:style-name="Text_20_body">L_ciencia =</text:p>
      <text:list xml:id="list5611880405702695694" text:style-name="L126">
        <text:list-item>
          <text:p text:style-name="P129">H_s(x) ↔ R_total + M_ext(x) + M_int(x)</text:p>
        </text:list-item>
        <text:list-item>
          <text:p text:style-name="P129"><text:soft-page-break/>D(x) ↔ comparación real → predicción</text:p>
        </text:list-item>
        <text:list-item>
          <text:p text:style-name="P129">V(x) = ∂D/∂H_s(x)</text:p>
        </text:list-item>
        <text:list-item>
          <text:p text:style-name="P129">T_sci(x) ↔ hipótesis validadas acumuladas</text:p>
        </text:list-item>
      </text:list>
      <text:p text:style-name="Text_20_body"><text:span text:style-name="Strong_20_Emphasis">Emergencia:</text:span></text:p>
      <text:list xml:id="list5683901683649170504" text:style-name="L127">
        <text:list-item>
          <text:p text:style-name="P130">Método científico</text:p>
        </text:list-item>
        <text:list-item>
          <text:p text:style-name="P130">Teorías físicas, biológicas, sociales</text:p>
        </text:list-item>
        <text:list-item>
          <text:p text:style-name="P130">Retroalimentación consciente del conocimiento</text:p>
        </text:list-item>
      </text:list>
      <text:p text:style-name="Horizontal_20_Line"/>
      <text:h text:style-name="Heading_20_2" text:outline-level="2">?￰ﾟﾒﾻ <text:span text:style-name="Strong_20_Emphasis">FASE 41: Computación simbólica y automatización</text:span></text:h>
      <text:p text:style-name="Text_20_body"><text:span text:style-name="Strong_20_Emphasis">Hipótesis:</text:span></text:p>
      <text:p text:style-name="Text_20_body">Las reglas cognitivas se implementan en sistemas físicos no biológicos. Aparece la computación.</text:p>
      <text:p text:style-name="Text_20_body"><text:span text:style-name="Strong_20_Emphasis">Campos nuevos:</text:span></text:p>
      <text:list xml:id="list7900891213988072232" text:style-name="L128">
        <text:list-item>
          <text:p text:style-name="P131">C(x): campo computacional</text:p>
        </text:list-item>
        <text:list-item>
          <text:p text:style-name="P131">L_prog(x): campo de lenguajes formales de programación</text:p>
        </text:list-item>
        <text:list-item>
          <text:p text:style-name="P131">A_alg(x): campo de algoritmos</text:p>
        </text:list-item>
      </text:list>
      <text:p text:style-name="Text_20_body"><text:span text:style-name="Strong_20_Emphasis">Lagrangiano computacional:</text:span></text:p>
      <text:p text:style-name="Text_20_body">L_computación =</text:p>
      <text:list xml:id="list5429987934883386590" text:style-name="L129">
        <text:list-item>
          <text:p text:style-name="P132">A_alg(x) = funciones de transformación de S_i(x)</text:p>
        </text:list-item>
        <text:list-item>
          <text:p text:style-name="P132">C(x) ejecuta A_alg(x) bajo L_prog(x)</text:p>
        </text:list-item>
        <text:list-item>
          <text:p text:style-name="P132">Interfaz: R_m ↔ C(x) ↔ T(x)</text:p>
        </text:list-item>
      </text:list>
      <text:p text:style-name="Text_20_body"><text:span text:style-name="Strong_20_Emphasis">Emergencia:</text:span></text:p>
      <text:list xml:id="list6542367270153604439" text:style-name="L130">
        <text:list-item>
          <text:p text:style-name="P133">Simulación del pensamiento</text:p>
        </text:list-item>
        <text:list-item>
          <text:p text:style-name="P133">Automatización de procesos simbólicos</text:p>
        </text:list-item>
        <text:list-item>
          <text:p text:style-name="P133"><text:span text:style-name="Strong_20_Emphasis">Expansión de la inteligencia por medios no biológicos</text:span></text:p>
        </text:list-item>
      </text:list>
      <text:h text:style-name="P2" text:outline-level="1"><text:span text:style-name="Strong_20_Emphasis">Capítulo Final: Horizonte Futurible — Inteligencia Artificial y Biotecnología Global</text:span></text:h>
      <text:p text:style-name="Horizontal_20_Line"/>
      <text:h text:style-name="Heading_20_2" text:outline-level="2"><text:span text:style-name="Strong_20_Emphasis">FASE 42: Inteligencia Artificial avanzada y simbiosis hombre-máquina</text:span></text:h>
      <text:p text:style-name="Text_20_body"><text:span text:style-name="Strong_20_Emphasis">Hipótesis:</text:span></text:p>
      <text:p text:style-name="Text_20_body">Sistemas computacionales adquieren niveles de cognición, aprendizaje y creatividad comparables o superiores a los humanos, integrándose en sistemas biológicos.</text:p>
      <text:p text:style-name="Text_20_body"><text:span text:style-name="Strong_20_Emphasis">Campos nuevos:</text:span></text:p>
      <text:list xml:id="list6082728838093323159" text:style-name="L131">
        <text:list-item>
          <text:p text:style-name="P134">IA(x): campo de inteligencia artificial avanzada</text:p>
        </text:list-item>
        <text:list-item>
          <text:p text:style-name="P134">BCI(x): interfaz cerebro-computadora</text:p>
        </text:list-item>
        <text:list-item>
          <text:p text:style-name="P134">S_syn(x): campo de sinergia biológica y artificial</text:p>
        </text:list-item>
      </text:list>
      <text:p text:style-name="Text_20_body"><text:span text:style-name="Strong_20_Emphasis">Lagrangiano IA-bio:</text:span></text:p>
      <text:p text:style-name="Text_20_body">L_IA-bio =</text:p>
      <text:list xml:id="list4366132245270188043" text:style-name="L132">
        <text:list-item>
          <text:p text:style-name="P135">IA(x) ↔ aprendizaje profundo y creatividad</text:p>
        </text:list-item>
        <text:list-item>
          <text:p text:style-name="P135">BCI(x) = interfaz bidireccional</text:p>
        </text:list-item>
        <text:list-item>
          <text:p text:style-name="P135">S_syn(x) = f(IA, M_int, Act) → simbiosis adaptativa</text:p>
        </text:list-item>
      </text:list>
      <text:p text:style-name="Text_20_body"><text:span text:style-name="Strong_20_Emphasis">Emergencia:</text:span></text:p>
      <text:list xml:id="list7694646021217631394" text:style-name="L133">
        <text:list-item>
          <text:p text:style-name="P136">Expansión exponencial del conocimiento y capacidades</text:p>
        </text:list-item>
        <text:list-item>
          <text:p text:style-name="P136">Nuevas formas de conciencia híbrida</text:p>
        </text:list-item>
        <text:list-item>
          <text:p text:style-name="P136">Desafíos éticos y ontológicos</text:p>
        </text:list-item>
      </text:list>
      <text:p text:style-name="Horizontal_20_Line"/>
      <text:h text:style-name="Heading_20_2" text:outline-level="2"><text:span text:style-name="Strong_20_Emphasis">FASE 43: Conciencia planetaria y biotecnología global</text:span></text:h>
      <text:p text:style-name="Text_20_body"><text:span text:style-name="Strong_20_Emphasis">Hipótesis:</text:span></text:p>
      <text:p text:style-name="Text_20_body">La biosfera y la noósfera (conocimiento colectivo) se integran en un sistema complejo autorregulado con inteligencia distribuida a escala planetaria.</text:p>
      <text:p text:style-name="Text_20_body"><text:span text:style-name="Strong_20_Emphasis">Campos nuevos:</text:span></text:p>
      <text:list xml:id="list2012451465540678414" text:style-name="L134">
        <text:list-item>
          <text:p text:style-name="P137">Gaia(x): campo de autorregulación planetaria</text:p>
        </text:list-item>
        <text:list-item>
          <text:p text:style-name="P137">Net_con(x): campo de redes de comunicación global</text:p>
        </text:list-item>
        <text:list-item>
          <text:p text:style-name="P137">Bio_eng(x): campo de ingeniería genética y biotecnología</text:p>
        </text:list-item>
      </text:list>
      <text:p text:style-name="Text_20_body"><text:span text:style-name="Strong_20_Emphasis">Lagrangiano planetario:</text:span></text:p>
      <text:p text:style-name="Text_20_body">L_planeta =</text:p>
      <text:list xml:id="list9066031759441581489" text:style-name="L135">
        <text:list-item>
          <text:p text:style-name="P138">Gaia(x) = homeostasis ecosistémica regulada</text:p>
        </text:list-item>
        <text:list-item>
          <text:p text:style-name="P138"><text:soft-page-break/>Net_con(x) ↔ integración de agentes biológicos y tecnológicos</text:p>
        </text:list-item>
        <text:list-item>
          <text:p text:style-name="P138">Bio_eng(x) = modificación directa y programada de organismos</text:p>
        </text:list-item>
      </text:list>
      <text:p text:style-name="Text_20_body"><text:span text:style-name="Strong_20_Emphasis">Emergencia:</text:span></text:p>
      <text:list xml:id="list3816459375998998131" text:style-name="L136">
        <text:list-item>
          <text:p text:style-name="P139">Capacidad para mitigar cambios ambientales</text:p>
        </text:list-item>
        <text:list-item>
          <text:p text:style-name="P139">Diseño de nuevas formas de vida y ecosistemas</text:p>
        </text:list-item>
        <text:list-item>
          <text:p text:style-name="P139">Emergen sistemas de decisión global integrados</text:p>
        </text:list-item>
      </text:list>
      <text:h text:style-name="Heading_20_1" text:outline-level="1"><text:span text:style-name="Strong_20_Emphasis">Cierre</text:span></text:h>
      <text:p text:style-name="Text_20_body">Este Lagrangiano evolutivo acumulativo describe una trayectoria desde el vacío cuántico primordial hasta un futuro en el que lo biológico y lo tecnológico se funden, configurando una nueva etapa de evolución consciente y planeta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fuan </meta:initial-creator>
    <meta:creation-date>2025-05-18T01:35:01.97</meta:creation-date>
    <dc:date>2025-05-22T03:25:23.13</dc:date>
    <dc:creator>Lefuan </dc:creator>
    <meta:editing-duration>PT8H10M30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32" meta:paragraph-count="854" meta:word-count="6274" meta:character-count="41225"/>
  </office:meta>
</office:document-meta>
</file>